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style:style>
    <style:style style:name="P2" style:family="paragraph" style:parent-style-name="Preformatted_20_Text">
      <style:paragraph-properties fo:orphans="2" fo:widows="2"/>
      <style:text-properties fo:font-variant="normal" fo:text-transform="none" fo:color="#000000" fo:letter-spacing="normal" officeooo:paragraph-rsid="0004023b"/>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000000" style:font-name="Courier New" fo:letter-spacing="normal" fo:font-style="normal" fo:font-weight="normal"/>
    </style:style>
    <style:style style:name="P4" style:family="paragraph" style:parent-style-name="Preformatted_20_Text">
      <style:paragraph-properties fo:margin-left="0in" fo:margin-right="0in" fo:orphans="2" fo:widows="2" fo:text-indent="0in" style:auto-text-indent="false"/>
      <style:text-properties fo:font-variant="normal" fo:text-transform="none" fo:color="#000000" style:font-name="Courier New" fo:letter-spacing="normal" fo:font-style="normal" fo:font-weight="bold"/>
    </style:style>
    <style:style style:name="P5"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6" style:family="paragraph" style:parent-style-name="Preformatted_20_Text">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000000" style:font-name="Courier New" fo:letter-spacing="normal" fo:font-style="normal" fo:font-weight="normal"/>
    </style:style>
    <style:style style:name="P7" style:family="paragraph" style:parent-style-name="Preformatted_20_Text">
      <style:paragraph-properties fo:margin-left="0in" fo:margin-right="0in" fo:margin-top="0in" fo:margin-bottom="0.1965in" loext:contextual-spacing="false" fo:text-align="center" style:justify-single-word="false" fo:orphans="2" fo:widows="2" fo:text-indent="0in" style:auto-text-indent="false"/>
    </style:style>
    <style:style style:name="P8" style:family="paragraph" style:parent-style-name="Preformatted_20_Text">
      <style:paragraph-properties fo:margin-top="0in" fo:margin-bottom="0.1965in" loext:contextual-spacing="false" fo:orphans="2" fo:widows="2"/>
      <style:text-properties fo:font-variant="normal" fo:text-transform="none" fo:color="#000000" style:font-name="Courier New" fo:letter-spacing="normal" fo:font-style="normal" fo:font-weight="normal"/>
    </style:style>
    <style:style style:name="P9"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10" style:family="paragraph" style:parent-style-name="Preformatted_20_Text">
      <style:paragraph-properties fo:margin-top="0in" fo:margin-bottom="0.1965in" loext:contextual-spacing="false" fo:orphans="2" fo:widows="2"/>
      <style:text-properties fo:font-variant="normal" fo:text-transform="none" fo:color="#000000" fo:letter-spacing="normal" officeooo:paragraph-rsid="0006a51a"/>
    </style:style>
    <style:style style:name="T1" style:family="text">
      <style:text-properties style:text-underline-style="solid" style:text-underline-width="auto" style:text-underline-color="font-color"/>
    </style:style>
    <style:style style:name="T2" style:family="text">
      <style:text-properties style:font-name="Courier New" fo:font-style="normal" fo:font-weight="normal"/>
    </style:style>
    <style:style style:name="T3" style:family="text">
      <style:text-properties style:font-name="Courier New" fo:font-style="normal" style:text-underline-style="solid" style:text-underline-width="auto" style:text-underline-color="font-color" fo:font-weight="normal"/>
    </style:style>
    <style:style style:name="T4" style:family="text">
      <style:text-properties style:font-name="Courier New"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DX XML</text:p>
      <text:p text:style-name="P4">License</text:p>
      <text:p text:style-name="P8">A data type for License type</text:p>
      <text:p text:style-name="P3">1. <text:s/><text:span text:style-name="T1">IsDeprecatedLicenseID</text:span>. <text:s/>A data item that indicates if the license id is Deprecated.</text:p>
      <text:p text:style-name="P1"><text:s text:c="4"/><text:span text:style-name="T2">type = IsDeprecatedLicenseIDType </text:span></text:p>
      <text:p text:style-name="P1"><text:s text:c="4"/><text:span text:style-name="T2">simpletype = xs:boolean</text:span></text:p>
      <text:p text:style-name="P9"><text:s text:c="4"/><text:span text:style-name="T2">minOccurs = 0 </text:span></text:p>
      <text:p text:style-name="P3">2. <text:s/><text:span text:style-name="T1">isOsiApproved</text:span>. <text:s/>True if the OSI has approved the license; false if not or unknown.</text:p>
      <text:p text:style-name="P1"><text:s text:c="4"/><text:span text:style-name="T2">xmlname = IsOsiApprovedIndicator </text:span></text:p>
      <text:p text:style-name="P1"><text:s text:c="4"/><text:span text:style-name="T2">type = IsOsiApprovedIndicatorType </text:span></text:p>
      <text:p text:style-name="P1"><text:s text:c="4"/><text:span text:style-name="T2">simpletype = xs:boolean</text:span></text:p>
      <text:p text:style-name="P9"><text:s text:c="4"/><text:span text:style-name="T2">minOccurs = 1 </text:span></text:p>
      <text:p text:style-name="P3">3. <text:s/><text:span text:style-name="T1">IsFsfLibre</text:span>. <text:s/>True if the license is FSF Libre; false if not or unknown.</text:p>
      <text:p text:style-name="P1"><text:s text:c="4"/><text:span text:style-name="T2">type = IsFsfLibreType </text:span></text:p>
      <text:p text:style-name="P1"><text:s text:c="4"/><text:span text:style-name="T2">simpletype = xs:boolean</text:span></text:p>
      <text:p text:style-name="P9"><text:s text:c="4"/><text:span text:style-name="T2">minOccurs = 0 </text:span></text:p>
      <text:p text:style-name="P3">4. <text:s/><text:span text:style-name="T1">standardLicenseHeader</text:span>. <text:s/>A data type for License author's preferred text to indicated that a file is covered by the license.</text:p>
      <text:p text:style-name="P1"><text:s text:c="4"/><text:span text:style-name="T2">xmlname = StandardLicenseHeaderText </text:span></text:p>
      <text:p text:style-name="P1"><text:s text:c="4"/><text:span text:style-name="T2">type = StandardLicenseHeaderTextType </text:span></text:p>
      <text:p text:style-name="P1"><text:s text:c="4"/><text:span text:style-name="T2">simpletype = xs:string</text:span></text:p>
      <text:p text:style-name="P9"><text:s text:c="4"/><text:span text:style-name="T2">minOccurs = 0 </text:span></text:p>
      <text:p text:style-name="P3">5. <text:s/><text:span text:style-name="T1">licenseText</text:span>. <text:s/>A data type for Full text of the license.</text:p>
      <text:p text:style-name="P1"><text:s text:c="4"/><text:span text:style-name="T2">xmlname = LicenseText </text:span></text:p>
      <text:p text:style-name="P1"><text:s text:c="4"/><text:span text:style-name="T2">type = LicenseTextType </text:span></text:p>
      <text:p text:style-name="P1"><text:s text:c="4"/><text:span text:style-name="T2">simpletype = xs:string</text:span></text:p>
      <text:p text:style-name="P9"><text:s text:c="4"/><text:span text:style-name="T2">minOccurs = 1 </text:span></text:p>
      <text:p text:style-name="P3">6. <text:s/><text:span text:style-name="T1">standardLicenseTemplate</text:span>. <text:s/>A data type for License template which describes sections of the license which can be varied. See License Template section of the specification for format information.</text:p>
      <text:p text:style-name="P1"><text:s text:c="4"/><text:span text:style-name="T2">xmlname = StandardLicenseTemplateText </text:span></text:p>
      <text:p text:style-name="P1"><text:s text:c="4"/><text:span text:style-name="T2">type = StandardLicenseTemplateTextType </text:span></text:p>
      <text:p text:style-name="P1"><text:s text:c="4"/><text:span text:style-name="T2">simpletype = xs:string</text:span></text:p>
      <text:p text:style-name="P9"><text:s text:c="4"/><text:span text:style-name="T2">minOccurs = 1 </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4"><text:soft-page-break/>SpdxDocument</text:p>
      <text:p text:style-name="P8">A data type for SpdxDocument type</text:p>
      <text:p text:style-name="P3">1. <text:s/><text:span text:style-name="T1">describesPackage</text:span>. <text:s/>A data item for The describesPackage property relates an SpdxDocument to the package which it describes.</text:p>
      <text:p text:style-name="P1"><text:s text:c="4"/><text:span text:style-name="T2">xmlname = DescribesPackageID </text:span></text:p>
      <text:p text:style-name="P1"><text:s text:c="4"/><text:span text:style-name="T2">type = SpdxIDType </text:span></text:p>
      <text:p text:style-name="P9"><text:s text:c="4"/><text:span text:style-name="T2">simpletype = xs:string</text:span></text:p>
      <text:p text:style-name="P3">2. <text:s/><text:span text:style-name="T1">describesFile</text:span>. <text:s/>A data item for The describesFile property relates an SpdxDocument to the file which it describes.</text:p>
      <text:p text:style-name="P1"><text:s text:c="4"/><text:span text:style-name="T2">xmlname = DescribesFile </text:span></text:p>
      <text:p text:style-name="P1"><text:s text:c="4"/><text:span text:style-name="T2">type = SpdxIDType </text:span></text:p>
      <text:p text:style-name="P9"><text:s text:c="4"/><text:span text:style-name="T2">simpletype = xs:string</text:span></text:p>
      <text:p text:style-name="P3">3. <text:s/><text:span text:style-name="T1">HasExtractedLicensingInfoID</text:span>. <text:s/>A data item for Indicates that a particular ExtractedLicensingInfo was defined in the subject SpdxDocument.</text:p>
      <text:p text:style-name="P1"><text:s text:c="4"/><text:span text:style-name="T2">xmlname = HasExtractedLicensingInfo </text:span></text:p>
      <text:p text:style-name="P1"><text:s text:c="4"/><text:span text:style-name="T2">type = SpdxIDType </text:span></text:p>
      <text:p text:style-name="P1"><text:s text:c="4"/><text:span text:style-name="T2">simpletype = xs:string</text:span></text:p>
      <text:p text:style-name="P1"><text:s text:c="4"/><text:span text:style-name="T2">minOccurs = 1 </text:span></text:p>
      <text:p text:style-name="P9"><text:s text:c="4"/><text:span text:style-name="T2">maxOccurs = 1 </text:span></text:p>
      <text:p text:style-name="P3">4. <text:s/><text:span text:style-name="T1">CreationInfo</text:span>. <text:s/>A data item for CreationInfo</text:p>
      <text:p text:style-name="P1"><text:s text:c="4"/><text:span text:style-name="T2">xmlname = CreationInfo </text:span></text:p>
      <text:p text:style-name="P1"><text:s text:c="4"/><text:span text:style-name="T2">type = CreationInfoType </text:span></text:p>
      <text:p text:style-name="P1"><text:s text:c="4"/><text:span text:style-name="T2">minOccurs = 1 </text:span></text:p>
      <text:p text:style-name="P9"><text:s text:c="4"/><text:span text:style-name="T2">maxOccurs = 1 </text:span></text:p>
      <text:p text:style-name="P5"><text:s text:c="4"/><text:span text:style-name="T2">a. <text:s/></text:span><text:span text:style-name="T3">licenseListVersion</text:span><text:span text:style-name="T2">. <text:s/>A data type for An optional field for creators of the SPDX file to provide the version of the SPDX License List used when the SPDX file was created.</text:span></text:p>
      <text:p text:style-name="P1"><text:s text:c="8"/><text:span text:style-name="T2">xmlname = LicenseListVersionText </text:span></text:p>
      <text:p text:style-name="P1"><text:s text:c="8"/><text:span text:style-name="T2">type = LicenseListVersionTextType </text:span></text:p>
      <text:p text:style-name="P1"><text:s text:c="8"/><text:span text:style-name="T2">simpletype = xs:string</text:span></text:p>
      <text:p text:style-name="P9"><text:s text:c="8"/><text:span text:style-name="T2">minOccurs = 0 </text:span></text:p>
      <text:p text:style-name="P5"><text:s text:c="4"/><text:span text:style-name="T2">b. <text:s/></text:span><text:span text:style-name="T3">created</text:span><text:span text:style-name="T2">. <text:s/>A data type for The date and time at which the SpdxDocument was created. This value must in UTC and have 'Z' as its timezone indicator.</text:span></text:p>
      <text:p text:style-name="P1"><text:s text:c="8"/><text:span text:style-name="T2">xmlname = CreatedDateTime </text:span></text:p>
      <text:p text:style-name="P1"><text:s text:c="8"/><text:span text:style-name="T2">type = CreatedDateTimeType </text:span></text:p>
      <text:p text:style-name="P1"><text:s text:c="8"/><text:span text:style-name="T2">simpletype = xs:dateTime</text:span></text:p>
      <text:p text:style-name="P1"><text:s text:c="8"/><text:span text:style-name="T2">minOccurs = 1 </text:span></text:p>
      <text:p text:style-name="P9"><text:s text:c="8"/><text:span text:style-name="T2">maxOccurs = 1 </text:span></text:p>
      <text:p text:style-name="P5"><text:s text:c="4"/><text:span text:style-name="T2">c. <text:s/></text:span><text:span text:style-name="T3">comment</text:span><text:span text:style-name="T2">. <text:s/>A data type for CommentText</text:span></text:p>
      <text:p text:style-name="P1"><text:s text:c="8"/><text:span text:style-name="T2">xmlname = CommentText </text:span></text:p>
      <text:p text:style-name="P1"><text:s text:c="8"/><text:span text:style-name="T2">type = CommentTextType </text:span></text:p>
      <text:p text:style-name="P1"><text:s text:c="8"/><text:span text:style-name="T2">simpletype = xs:string</text:span></text:p>
      <text:p text:style-name="P9"><text:s text:c="8"/><text:span text:style-name="T2">minOccurs = 0 </text:span></text:p>
      <text:p text:style-name="P9"><text:span text:style-name="T2"/></text:p>
      <text:p text:style-name="P9"><text:span text:style-name="T2"/></text:p>
      <text:p text:style-name="P5"><text:soft-page-break/><text:s text:c="4"/><text:span text:style-name="T2">d. <text:s/></text:span><text:span text:style-name="T3">creator</text:span><text:span text:style-name="T2">. <text:s/>A data type for The name and, optionally, contact information of a person, organization or tool that created, or was used to create, the SpdxDocument. Values of this property must conform to the agent and tool syntax.</text:span></text:p>
      <text:p text:style-name="P1"><text:s text:c="8"/><text:span text:style-name="T2">xmlname = CreatorText </text:span></text:p>
      <text:p text:style-name="P1"><text:s text:c="8"/><text:span text:style-name="T2">type = CreatorTextType </text:span></text:p>
      <text:p text:style-name="P1"><text:s text:c="8"/><text:span text:style-name="T2">simpletype = xs:string</text:span></text:p>
      <text:p text:style-name="P9"><text:s text:c="8"/><text:span text:style-name="T2">minOccurs = 1 </text:span></text:p>
      <text:p text:style-name="P3">5. <text:s/><text:span text:style-name="T1">specVersion</text:span>. <text:s/>A data type for Identifies the version of this specification that was used to produce this SPDX document. The value for this version of the spec is SPDX-1.2. The values SPDX-1.0 and SPDX-1.1 may also be supported by SPDX tools for backwards compatibility purposes.</text:p>
      <text:p text:style-name="P1"><text:s text:c="4"/><text:span text:style-name="T2">xmlname = SpecVersionText </text:span></text:p>
      <text:p text:style-name="P1"><text:s text:c="4"/><text:span text:style-name="T2">type = SpecVersionTextType </text:span></text:p>
      <text:p text:style-name="P1"><text:s text:c="4"/><text:span text:style-name="T2">simpletype = xs:string</text:span></text:p>
      <text:p text:style-name="P1"><text:s text:c="4"/><text:span text:style-name="T2">minOccurs = 1 </text:span></text:p>
      <text:p text:style-name="P9"><text:s text:c="4"/><text:span text:style-name="T2">maxOccurs = 1 </text:span></text:p>
      <text:p text:style-name="P3">6. <text:s/><text:span text:style-name="T1">ExternalDocumentRef</text:span>. <text:s/>A data item for ExternalDocumentRef</text:p>
      <text:p text:style-name="P1"><text:s text:c="4"/><text:span text:style-name="T2">xmlname = ExternalDocumentRef </text:span></text:p>
      <text:p text:style-name="P1"><text:s text:c="4"/><text:span text:style-name="T2">type = ExternalDocumentRefType </text:span></text:p>
      <text:p text:style-name="P9"><text:s text:c="4"/><text:span text:style-name="T2">minOccurs = 0 </text:span></text:p>
      <text:p text:style-name="P5"><text:s text:c="4"/><text:span text:style-name="T2">a. <text:s/></text:span><text:span text:style-name="T3">Checksum</text:span><text:span text:style-name="T2">. <text:s/>A data item for Checksum</text:span></text:p>
      <text:p text:style-name="P1"><text:s text:c="8"/><text:span text:style-name="T2">xmlname = Checksum </text:span></text:p>
      <text:p text:style-name="P1"><text:s text:c="8"/><text:span text:style-name="T2">type = ChecksumType </text:span></text:p>
      <text:p text:style-name="P1"><text:s text:c="8"/><text:span text:style-name="T2">minOccurs = 1 </text:span></text:p>
      <text:p text:style-name="P9"><text:s text:c="8"/><text:span text:style-name="T2">maxOccurs = 1 </text:span></text:p>
      <text:p text:style-name="P5"><text:s text:c="6"/><text:span text:style-name="T2">(1) <text:s/></text:span><text:span text:style-name="T3">checksumValue</text:span><text:span text:style-name="T2">. <text:s/>A data type for The checksumValue property provides a lower case hexidecimal encoded digest value produced using a specific algorithm.</text:span></text:p>
      <text:p text:style-name="P1"><text:s text:c="10"/><text:span text:style-name="T2">xmlname = ChecksumValue </text:span></text:p>
      <text:p text:style-name="P1"><text:s text:c="10"/><text:span text:style-name="T2">type = ChecksumValueType </text:span></text:p>
      <text:p text:style-name="P1"><text:s text:c="10"/><text:span text:style-name="T2">simpletype = xs:hexBinary</text:span></text:p>
      <text:p text:style-name="P1"><text:s text:c="10"/><text:span text:style-name="T2">minOccurs = 1 </text:span></text:p>
      <text:p text:style-name="P9"><text:s text:c="10"/><text:span text:style-name="T2">maxOccurs = 1 </text:span></text:p>
      <text:p text:style-name="P5"><text:s text:c="6"/><text:span text:style-name="T2">(2) <text:s/></text:span><text:span text:style-name="T3">AlgorithmCode</text:span><text:span text:style-name="T2">. <text:s/>A data item for Algorithm properties</text:span></text:p>
      <text:p text:style-name="P1"><text:s text:c="10"/><text:span text:style-name="T2">type = AlgorithmCodeType </text:span></text:p>
      <text:p text:style-name="P1"><text:s text:c="10"/><text:span text:style-name="T2">simpletype = AlgorithmCodeSimpleType</text:span></text:p>
      <text:p text:style-name="P1"><text:s text:c="10"/><text:span text:style-name="T2">base = xs:string</text:span></text:p>
      <text:p text:style-name="P1"><text:s text:c="10"/><text:span text:style-name="T2">rdf = http://spdx.org/rdf/terms#algorithm </text:span></text:p>
      <text:p text:style-name="P9"><text:s text:c="10"/><text:span text:style-name="T2">enumerations = ChecksumAlgorithmMd5, ChecksumAlgorithmSha1, ChecksumAlgorithmSha256</text:span></text:p>
      <text:p text:style-name="P5"><text:s text:c="4"/><text:span text:style-name="T2">b. <text:s/></text:span><text:span text:style-name="T3">externalDocumentId</text:span><text:span text:style-name="T2">. <text:s/>A data type for externalDocumentId is a string containing letters, numbers, “.”, “-” or “+” which uniquely identifies an external document within this document.</text:span></text:p>
      <text:p text:style-name="P1"><text:s text:c="8"/><text:span text:style-name="T2">xmlname = ExternalDocumentID </text:span></text:p>
      <text:p text:style-name="P1"><text:s text:c="8"/><text:span text:style-name="T2">type = ExternalDocumentIDType </text:span></text:p>
      <text:p text:style-name="P1"><text:s text:c="8"/><text:span text:style-name="T2">simpletype = xs:string</text:span></text:p>
      <text:p text:style-name="P1"><text:s text:c="8"/><text:span text:style-name="T2">minOccurs = 1 </text:span></text:p>
      <text:p text:style-name="P9"><text:s text:c="8"/><text:span text:style-name="T2">maxOccurs = 1 </text:span></text:p>
      <text:p text:style-name="P9"><text:span text:style-name="T2"/></text:p>
      <text:p text:style-name="P5"><text:soft-page-break/><text:s text:c="4"/><text:span text:style-name="T2">c. <text:s/></text:span><text:span text:style-name="T3">SpdxID</text:span><text:span text:style-name="T2">. <text:s/>A data item to identify the current SPDX document which may be referenced in relationships by other files, packages internally and documents externally.</text:span></text:p>
      <text:p text:style-name="P1"><text:s text:c="8"/><text:span text:style-name="T2">type = SpdxIDType </text:span></text:p>
      <text:p text:style-name="P1"><text:s text:c="8"/><text:span text:style-name="T2">simpletype = xs:string</text:span></text:p>
      <text:p text:style-name="P1"><text:s text:c="8"/><text:span text:style-name="T2">minOccurs = 1 </text:span></text:p>
      <text:p text:style-name="P9"><text:s text:c="8"/><text:span text:style-name="T2">maxOccurs = 1 </text:span></text:p>
      <text:p text:style-name="P3">7. <text:s/><text:span text:style-name="T1">dataLicense</text:span>. <text:s/>A data item for The licensing under which the creator of this SPDX document allows related data to be reproduced. The only valid value for this property is http://spdx.org/licenses/CC0-1.0. This is to alleviate any concern that content (the data) in an SPDX file is subject to any form of intellectual property right that could restrict the re-use of the information or the creation of another SPDX file for the same project(s). This approach avoids intellectual property and related restrictions over the SPDX file, however individuals can still contract one to one to restrict release of specific collections of SPDX files (which map to software bill of materials) and the identification of the supplier of SPDX files.</text:p>
      <text:p text:style-name="P1"><text:s text:c="4"/><text:span text:style-name="T2">xmlname = DataLicenseID </text:span></text:p>
      <text:p text:style-name="P1"><text:s text:c="4"/><text:span text:style-name="T2">type = LicenseIDType </text:span></text:p>
      <text:p text:style-name="P9"><text:s text:c="4"/><text:span text:style-name="T2">simpletype = xs:string</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4"><text:soft-page-break/>Software Evidence Archive</text:p>
      <text:p text:style-name="P8">A data type for automated software supply chain Product and version information metadata</text:p>
      <text:p text:style-name="P3">1. <text:s/><text:span text:style-name="T1">Software Information</text:span>. <text:s/>A data item for software product naming or version related information</text:p>
      <text:p text:style-name="P9"><text:s text:c="4"/><text:span text:style-name="T2">type = SoftwareInformationType </text:span></text:p>
      <text:p text:style-name="P5"><text:s text:c="4"/><text:span text:style-name="T2">a. <text:s/></text:span><text:span text:style-name="T3">Product Title Text</text:span><text:span text:style-name="T2">. <text:s/>A data item for the product title</text:span></text:p>
      <text:p text:style-name="P1"><text:s text:c="8"/><text:span text:style-name="T2">type = LineTextType </text:span></text:p>
      <text:p text:style-name="P1"><text:s text:c="8"/><text:span text:style-name="T2">simpletype = LineTextSimpleType</text:span></text:p>
      <text:p text:style-name="P1"><text:s text:c="8"/><text:span text:style-name="T2">base = xs:string</text:span></text:p>
      <text:p text:style-name="P1"><text:s text:c="8"/><text:span text:style-name="T2">maxLength = 48 </text:span></text:p>
      <text:p text:style-name="P9"><text:s text:c="8"/><text:span text:style-name="T2">pattern = [a-zA-Z0-9\.,\?/':; ]{0,48} </text:span></text:p>
      <text:p text:style-name="P5"><text:s text:c="4"/><text:span text:style-name="T2">b. <text:s/></text:span><text:span text:style-name="T3">Software Name Text</text:span><text:span text:style-name="T2">. <text:s/>A data item for the Name of the software</text:span></text:p>
      <text:p text:style-name="P1"><text:s text:c="8"/><text:span text:style-name="T2">type = LineTextType </text:span></text:p>
      <text:p text:style-name="P1"><text:s text:c="8"/><text:span text:style-name="T2">simpletype = LineTextSimpleType</text:span></text:p>
      <text:p text:style-name="P1"><text:s text:c="8"/><text:span text:style-name="T2">base = xs:string</text:span></text:p>
      <text:p text:style-name="P1"><text:s text:c="8"/><text:span text:style-name="T2">maxLength = 48 </text:span></text:p>
      <text:p text:style-name="P9"><text:s text:c="8"/><text:span text:style-name="T2">pattern = [a-zA-Z0-9\.,\?/':; ]{0,48} </text:span></text:p>
      <text:p text:style-name="P5"><text:s text:c="4"/><text:span text:style-name="T2">c. <text:s/></text:span><text:span text:style-name="T3">Software Org Text</text:span><text:span text:style-name="T2">. <text:s/>A data item for the Organization of the software</text:span></text:p>
      <text:p text:style-name="P1"><text:s text:c="8"/><text:span text:style-name="T2">type = LineTextType </text:span></text:p>
      <text:p text:style-name="P1"><text:s text:c="8"/><text:span text:style-name="T2">simpletype = LineTextSimpleType</text:span></text:p>
      <text:p text:style-name="P1"><text:s text:c="8"/><text:span text:style-name="T2">base = xs:string</text:span></text:p>
      <text:p text:style-name="P1"><text:s text:c="8"/><text:span text:style-name="T2">maxLength = 48 </text:span></text:p>
      <text:p text:style-name="P9"><text:s text:c="8"/><text:span text:style-name="T2">pattern = [a-zA-Z0-9\.,\?/':; ]{0,48} </text:span></text:p>
      <text:p text:style-name="P5"><text:s text:c="4"/><text:span text:style-name="T2">d. <text:s/></text:span><text:span text:style-name="T3">Version Information</text:span><text:span text:style-name="T2">. <text:s/>A data item for version information</text:span></text:p>
      <text:p text:style-name="P9"><text:s text:c="8"/><text:span text:style-name="T2">type = VersionInformationType </text:span></text:p>
      <text:p text:style-name="P5"><text:s text:c="6"/><text:span text:style-name="T2">(1) <text:s/></text:span><text:span text:style-name="T3">Software Version Text</text:span><text:span text:style-name="T2">. <text:s/>A data item for the raw Version of the software</text:span></text:p>
      <text:p text:style-name="P1"><text:s text:c="10"/><text:span text:style-name="T2">type = LineTextType </text:span></text:p>
      <text:p text:style-name="P1"><text:s text:c="10"/><text:span text:style-name="T2">simpletype = LineTextSimpleType</text:span></text:p>
      <text:p text:style-name="P1"><text:s text:c="10"/><text:span text:style-name="T2">base = xs:string</text:span></text:p>
      <text:p text:style-name="P1"><text:s text:c="10"/><text:span text:style-name="T2">maxLength = 48 </text:span></text:p>
      <text:p text:style-name="P9"><text:s text:c="10"/><text:span text:style-name="T2">pattern = [a-zA-Z0-9\.,\?/':; ]{0,48} </text:span></text:p>
      <text:p text:style-name="P5"><text:s text:c="6"/><text:span text:style-name="T2">(2) <text:s/></text:span><text:span text:style-name="T3">Semantic Version Indicator</text:span><text:span text:style-name="T2">. <text:s/>True if semantic version; false if not or not known.</text:span></text:p>
      <text:p text:style-name="P1"><text:s text:c="10"/><text:span text:style-name="T2">type = SemanticVersionIndicatorType </text:span></text:p>
      <text:p text:style-name="P1"><text:s text:c="10"/><text:span text:style-name="T2">simpletype = SemanticVersionIndicatorSimpleType</text:span></text:p>
      <text:p text:style-name="P9"><text:s text:c="10"/><text:span text:style-name="T2">base = xs:boolean</text:span></text:p>
      <text:p text:style-name="P5"><text:s text:c="6"/><text:span text:style-name="T2">(3) <text:s/></text:span><text:span text:style-name="T3">Semantic Version Text</text:span><text:span text:style-name="T2">. <text:s/>A data item a software product version</text:span></text:p>
      <text:p text:style-name="P1"><text:s text:c="10"/><text:span text:style-name="T2">type = SemanticVersionTextType </text:span></text:p>
      <text:p text:style-name="P1"><text:s text:c="10"/><text:span text:style-name="T2">simpletype = SemanticVersionTextSimpleType</text:span></text:p>
      <text:p text:style-name="P1"><text:s text:c="10"/><text:span text:style-name="T2">base = xs:string</text:span></text:p>
      <text:p text:style-name="P9"><text:s text:c="10"/><text:span text:style-name="T2">pattern = (0|[1-9]\d*)\.(0|[1-9]\d*)\.(0|[1-9]\d*)(-(0|[1-9]\d*|\d*[a-zA-Z-][0-9a-zA-Z-]*)(\.(0|[1-9]\d*|\d*[a-zA-Z-][0-9a-zA-Z-]*))*)?(\+[0-9a-zA-Z-]+(\.[0-9a-zA-Z-]+)*)? </text:span></text:p>
      <text:p text:style-name="P9"><text:span text:style-name="T2"/></text:p>
      <text:p text:style-name="P9"><text:span text:style-name="T2"/></text:p>
      <text:p text:style-name="P5"><text:soft-page-break/><text:s text:c="6"/><text:span text:style-name="T2">(4) <text:s/></text:span><text:span text:style-name="T3">Semantic Version</text:span><text:span text:style-name="T2">. <text:s/>A data type for semantic versioning information. A normal version number MUST take the form X.Y.Z where X, Y, and Z are non-negative integers, and MUST NOT contain leading zeroes. X is the major version, Y is the minor version, and Z is the patch version. Each element MUST increase numerically. For instance: 1.9.0 -&gt; 1.10.0 -&gt; 1.11.0.(https://semver.org/spec/v2.0.0.html)</text:span></text:p>
      <text:p text:style-name="P9"><text:s text:c="10"/><text:span text:style-name="T2">type = SemanticVersionInformationType </text:span></text:p>
      <text:p text:style-name="P5"><text:s text:c="10"/><text:span text:style-name="T2">(a) <text:s/></text:span><text:span text:style-name="T3">API Name</text:span><text:span text:style-name="T2">. <text:s/>A data item for the name of the required public API declaration</text:span></text:p>
      <text:p text:style-name="P1"><text:s text:c="14"/><text:span text:style-name="T2">type = APINameType </text:span></text:p>
      <text:p text:style-name="P1"><text:s text:c="14"/><text:span text:style-name="T2">simpletype = APINameSimpleType</text:span></text:p>
      <text:p text:style-name="P1"><text:s text:c="14"/><text:span text:style-name="T2">base = xs:string</text:span></text:p>
      <text:p text:style-name="P1"><text:s text:c="14"/><text:span text:style-name="T2">maxLength = 24 </text:span></text:p>
      <text:p text:style-name="P9"><text:s text:c="14"/><text:span text:style-name="T2">pattern = -?[0-9A-Za-z-]{0,24} </text:span></text:p>
      <text:p text:style-name="P5"><text:s text:c="10"/><text:span text:style-name="T2">(b) <text:s/></text:span><text:span text:style-name="T3">Major Version</text:span><text:span text:style-name="T2">. <text:s/>A data item for the Major version. The value zero (0.y.z) is for initial development. Anything may change at any time. The public API should not be considered stable. Version 1.0.0 defines the public API. The way in which the version number is incremented after this release is dependent on this public API and how it changes. Major version X (X.y.z | X &gt; 0) MUST be incremented if any backwards incompatible changes are introduced to the public API. It MAY include minor and patch level changes. Patch and minor version MUST be reset to 0 when major version is incremented.</text:span></text:p>
      <text:p text:style-name="P1"><text:s text:c="14"/><text:span text:style-name="T2">type = MajorVersionType </text:span></text:p>
      <text:p text:style-name="P1"><text:s text:c="14"/><text:span text:style-name="T2">simpletype = VersionSimpleType</text:span></text:p>
      <text:p text:style-name="P9"><text:s text:c="14"/><text:span text:style-name="T2">base = xs:integer</text:span></text:p>
      <text:p text:style-name="P5"><text:s text:c="10"/><text:span text:style-name="T2">(c) <text:s/></text:span><text:span text:style-name="T3">Minor Version</text:span><text:span text:style-name="T2">. <text:s/>A data item for the Minor version. Minor version Y (x.Y.z | x &gt; 0) MUST be incremented if new, backwards compatible functionality is introduced to the public API. It MUST be incremented if any public API functionality is marked as deprecated. It MAY be incremented if substantial new functionality or improvements are introduced within the private code. It MAY include patch level changes. Patch version MUST be reset to 0 when minor version is incremented.</text:span></text:p>
      <text:p text:style-name="P1"><text:s text:c="14"/><text:span text:style-name="T2">type = MinorVersionType </text:span></text:p>
      <text:p text:style-name="P1"><text:s text:c="14"/><text:span text:style-name="T2">simpletype = VersionSimpleType</text:span></text:p>
      <text:p text:style-name="P9"><text:s text:c="14"/><text:span text:style-name="T2">base = xs:integer</text:span></text:p>
      <text:p text:style-name="P5"><text:s text:c="10"/><text:span text:style-name="T2">(d) <text:s/></text:span><text:span text:style-name="T3">Patch Version</text:span><text:span text:style-name="T2">. <text:s/>A data item for the Patch version. Patch version Z (x.y.Z | x &gt; 0) MUST be incremented if only backwards compatible bug fixes are introduced. A bug fix is defined as an internal change that fixes incorrect behavior.</text:span></text:p>
      <text:p text:style-name="P1"><text:s text:c="14"/><text:span text:style-name="T2">type = PatchVersionType </text:span></text:p>
      <text:p text:style-name="P1"><text:s text:c="14"/><text:span text:style-name="T2">simpletype = VersionSimpleType</text:span></text:p>
      <text:p text:style-name="P9"><text:s text:c="14"/><text:span text:style-name="T2">base = xs:integer</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5"><text:soft-page-break/><text:s text:c="10"/><text:span text:style-name="T2">(e) <text:s/></text:span><text:span text:style-name="T3">Pre-Release Version</text:span><text:span text:style-name="T2">. <text:s/>A pre-release version MAY be denoted by appending a hyphen and a series of dot separated identifiers immediately following the patch version. Identifiers MUST comprise only ASCII alphanumerics and hyphen [0-9A-Za-z-]. Identifiers MUST NOT be empty. Numeric identifiers MUST NOT include leading zeroes. Pre-release versions have a lower precedence than the associated normal version. A pre-release version indicates that the version is unstable and might not satisfy the intended compatibility requirements as denoted by its associated normal version. Examples: 1.0.0-alpha, 1.0.0-alpha.1, 1.0.0-0.3.7, 1.0.0-x.7.z.92.</text:span></text:p>
      <text:p text:style-name="P1"><text:s text:c="14"/><text:span text:style-name="T2">type = PreReleaseVersionType </text:span></text:p>
      <text:p text:style-name="P1"><text:s text:c="14"/><text:span text:style-name="T2">simpletype = PreReleaseVersionSimpleType</text:span></text:p>
      <text:p text:style-name="P1"><text:s text:c="14"/><text:span text:style-name="T2">base = xs:string</text:span></text:p>
      <text:p text:style-name="P9"><text:s text:c="14"/><text:span text:style-name="T2">pattern = -[0-9A-Za-z-]{0,24} </text:span></text:p>
      <text:p text:style-name="P5"><text:s text:c="10"/><text:span text:style-name="T2">(f) <text:s/></text:span><text:span text:style-name="T3">Build Metadata</text:span><text:span text:style-name="T2">. <text:s/>A data item for Build metadata. Build metadata MAY be denoted by appending a plus sign and a series of dot separated identifiers immediately following the patch or pre-release version. Identifiers MUST comprise only ASCII alphanumerics and hyphen [0-9A-Za-z-]. Identifiers MUST NOT be empty. Build metadata SHOULD be ignored when determining version precedence. Thus two versions that differ only in the build metadata, have the same precedence. Examples: 1.0.0-alpha+001, 1.0.0+20130313144700, 1.0.0-beta+exp.sha.5114f85.(https://semver.org/spec/v2.0.0.html)</text:span></text:p>
      <text:p text:style-name="P1"><text:s text:c="14"/><text:span text:style-name="T2">type = BuildMetaType </text:span></text:p>
      <text:p text:style-name="P1"><text:s text:c="14"/><text:span text:style-name="T2">simpletype = BuildMetaSimpleType</text:span></text:p>
      <text:p text:style-name="P1"><text:s text:c="14"/><text:span text:style-name="T2">base = xs:string</text:span></text:p>
      <text:p text:style-name="P1"><text:s text:c="14"/><text:span text:style-name="T2">maxLength = 24 </text:span></text:p>
      <text:p text:style-name="P9"><text:s text:c="14"/><text:span text:style-name="T2">pattern = \+[0-9A-Za-z.-]{0,24} </text:span></text:p>
      <text:p text:style-name="P5"><text:s text:c="6"/><text:span text:style-name="T2">(5) <text:s/></text:span><text:span text:style-name="T3">Semantic Version Date</text:span><text:span text:style-name="T2">. <text:s/>A data type for date and time information</text:span></text:p>
      <text:p text:style-name="P1"><text:s text:c="10"/><text:span text:style-name="T2">type = DateTimeType </text:span></text:p>
      <text:p text:style-name="P1"><text:s text:c="10"/><text:span text:style-name="T2">simpletype = DateTimeSimpleType</text:span></text:p>
      <text:p text:style-name="P9"><text:s text:c="10"/><text:span text:style-name="T2">base = xs:dateTime</text:span></text:p>
      <text:p text:style-name="P5"><text:s text:c="6"/><text:span text:style-name="T2">(6) <text:s/></text:span><text:span text:style-name="T3">Python Semantic Version Indicator</text:span><text:span text:style-name="T2">. <text:s/>True if python semantic version; false if not or not known.</text:span></text:p>
      <text:p text:style-name="P1"><text:s text:c="10"/><text:span text:style-name="T2">type = PythonSemanticVersionIndicatorType </text:span></text:p>
      <text:p text:style-name="P1"><text:s text:c="10"/><text:span text:style-name="T2">simpletype = PythonSemanticVersionIndicatorSimpleType</text:span></text:p>
      <text:p text:style-name="P9"><text:s text:c="10"/><text:span text:style-name="T2">base = xs:boolean</text:span></text:p>
      <text:p text:style-name="P5"><text:s text:c="6"/><text:span text:style-name="T2">(7) <text:s/></text:span><text:span text:style-name="T3">Python Semantic Version</text:span><text:span text:style-name="T2">. <text:s/>A data item for a Python Distribution identified by a public version identifier which supports all defined version comparison operations. The version scheme is used both to describe the distribution version provided by a particular distribution archive, as well as to place constraints on the version of dependencies needed in order to build or run the software.The canonical public version identifiers MUST comply with the following scheme: [N!]N(.N)*[{a|b|rc}N][.postN][.devN] (https://www.python.org/dev/peps/pep-0440/#public-version-identifiers)</text:span></text:p>
      <text:p text:style-name="P9"><text:s text:c="10"/><text:span text:style-name="T2">type = PythonSemanticVersionType </text:span></text:p>
      <text:p text:style-name="P5"><text:s text:c="10"/><text:span text:style-name="T2">(a) <text:s/></text:span><text:span text:style-name="T3">Epoch Segment</text:span><text:span text:style-name="T2">. <text:s/>A data type for the Python Epoch Segment with the scheme: [N!]. (https://www.python.org/dev/peps/pep-0440/#public-version-identifiers).</text:span></text:p>
      <text:p text:style-name="P1"><text:s text:c="14"/><text:span text:style-name="T2">type = PythonEpochVersionType </text:span></text:p>
      <text:p text:style-name="P1"><text:s text:c="14"/><text:span text:style-name="T2">simpletype = PythonEpochVersionSimpleType</text:span></text:p>
      <text:p text:style-name="P1"><text:s text:c="14"/><text:span text:style-name="T2">base = xs:string</text:span></text:p>
      <text:p text:style-name="P9"><text:s text:c="14"/><text:span text:style-name="T2">pattern = [(\d+!)?] </text:span></text:p>
      <text:p text:style-name="P5"><text:soft-page-break/><text:s text:c="10"/><text:span text:style-name="T2">(b) <text:s/></text:span><text:span text:style-name="T3">Release Segment</text:span><text:span text:style-name="T2">. <text:s/>A data type for the Python Release Segment with the scheme: N(.N)*. (https://www.python.org/dev/peps/pep-0440/#public-version-identifiers).</text:span></text:p>
      <text:p text:style-name="P1"><text:s text:c="14"/><text:span text:style-name="T2">type = PythonReleaseVersionType </text:span></text:p>
      <text:p text:style-name="P1"><text:s text:c="14"/><text:span text:style-name="T2">simpletype = PythonReleaseVersionSimpleType</text:span></text:p>
      <text:p text:style-name="P1"><text:s text:c="14"/><text:span text:style-name="T2">base = xs:string</text:span></text:p>
      <text:p text:style-name="P9"><text:s text:c="14"/><text:span text:style-name="T2">pattern = [(\d+)(\.\d+)+] </text:span></text:p>
      <text:p text:style-name="P5"><text:s text:c="10"/><text:span text:style-name="T2">(c) <text:s/></text:span><text:span text:style-name="T3">Pre-Release Segment</text:span><text:span text:style-name="T2">. <text:s/>A data type for the Python Pre-Release Segment with the scheme: {a|b|rc}N. (https://www.python.org/dev/peps/pep-0440/#public-version-identifiers).</text:span></text:p>
      <text:p text:style-name="P1"><text:s text:c="14"/><text:span text:style-name="T2">type = PythonPreReleaseVersionType </text:span></text:p>
      <text:p text:style-name="P1"><text:s text:c="14"/><text:span text:style-name="T2">simpletype = PythonPreReleaseVersionSimpleType</text:span></text:p>
      <text:p text:style-name="P1"><text:s text:c="14"/><text:span text:style-name="T2">base = xs:string</text:span></text:p>
      <text:p text:style-name="P9"><text:s text:c="14"/><text:span text:style-name="T2">pattern = [(\d+!)?] </text:span></text:p>
      <text:p text:style-name="P5"><text:s text:c="10"/><text:span text:style-name="T2">(d) <text:s/></text:span><text:span text:style-name="T3">Post Release Segment</text:span><text:span text:style-name="T2">. <text:s/>A data type for the Python Post-Release Segment with the scheme: .postN (https://www.python.org/dev/peps/pep-0440/#public-version-identifiers).</text:span></text:p>
      <text:p text:style-name="P1"><text:s text:c="14"/><text:span text:style-name="T2">type = PythonPostReleaseVersionType </text:span></text:p>
      <text:p text:style-name="P1"><text:s text:c="14"/><text:span text:style-name="T2">simpletype = PythonPostReleaseVersionSimpleType</text:span></text:p>
      <text:p text:style-name="P1"><text:s text:c="14"/><text:span text:style-name="T2">base = xs:string</text:span></text:p>
      <text:p text:style-name="P9"><text:s text:c="14"/><text:span text:style-name="T2">pattern = [(\.?(post)\d*)?] </text:span></text:p>
      <text:p text:style-name="P5"><text:s text:c="10"/><text:span text:style-name="T2">(e) <text:s/></text:span><text:span text:style-name="T3">Development Release Segment</text:span><text:span text:style-name="T2">. <text:s/>A data type for the Python development release segment with the scheme: .devN: [N!]N(.N)*[{a|b|rc}N][.postN][.devN] (https://www.python.org/dev/peps/pep-0440/#public-version-identifiers).</text:span></text:p>
      <text:p text:style-name="P1"><text:s text:c="14"/><text:span text:style-name="T2">type = PythonPreReleaseVersionType </text:span></text:p>
      <text:p text:style-name="P1"><text:s text:c="14"/><text:span text:style-name="T2">simpletype = PythonPreReleaseVersionSimpleType</text:span></text:p>
      <text:p text:style-name="P1"><text:s text:c="14"/><text:span text:style-name="T2">base = xs:string</text:span></text:p>
      <text:p text:style-name="P9"><text:s text:c="14"/><text:span text:style-name="T2">pattern = [(\d+!)?] </text:span></text:p>
      <text:p text:style-name="P5"><text:s text:c="6"/><text:span text:style-name="T2">(8) <text:s/></text:span><text:span text:style-name="T3">Python Version</text:span><text:span text:style-name="T2">. <text:s/>An augmentation point for SemanticVersionType</text:span></text:p>
      <text:p text:style-name="P1"><text:s text:c="10"/><text:span text:style-name="T2">type = PythonVersionTextType </text:span></text:p>
      <text:p text:style-name="P1"><text:s text:c="10"/><text:span text:style-name="T2">simpletype = PythonVersionTextSimpleType</text:span></text:p>
      <text:p text:style-name="P1"><text:s text:c="10"/><text:span text:style-name="T2">base = xs:string</text:span></text:p>
      <text:p text:style-name="P9"><text:s text:c="10"/><text:span text:style-name="T2">pattern = [0-9]{1,3}\.[0-9]{1,3}\.[0-9]{1,3}(\..*)? </text:span></text:p>
      <text:p text:style-name="P5"><text:s text:c="4"/><text:span text:style-name="T2">e. <text:s/></text:span><text:span text:style-name="T3">Grouping Text</text:span><text:span text:style-name="T2">. <text:s/>A data item for a software family or relationship</text:span></text:p>
      <text:p text:style-name="P1"><text:s text:c="8"/><text:span text:style-name="T2">type = LineTextType </text:span></text:p>
      <text:p text:style-name="P1"><text:s text:c="8"/><text:span text:style-name="T2">simpletype = LineTextSimpleType</text:span></text:p>
      <text:p text:style-name="P1"><text:s text:c="8"/><text:span text:style-name="T2">base = xs:string</text:span></text:p>
      <text:p text:style-name="P1"><text:s text:c="8"/><text:span text:style-name="T2">maxLength = 48 </text:span></text:p>
      <text:p text:style-name="P9"><text:s text:c="8"/><text:span text:style-name="T2">pattern = [a-zA-Z0-9\.,\?/':; ]{0,48} </text:span></text:p>
      <text:p text:style-name="P5"><text:s text:c="4"/><text:span text:style-name="T2">f. <text:s/></text:span><text:span text:style-name="T3">Release Notes Text</text:span><text:span text:style-name="T2">. <text:s/>A data item for a release notes</text:span></text:p>
      <text:p text:style-name="P1"><text:s text:c="8"/><text:span text:style-name="T2">type = ParagraphTextType </text:span></text:p>
      <text:p text:style-name="P1"><text:s text:c="8"/><text:span text:style-name="T2">simpletype = ParagraphTextSimpleType</text:span></text:p>
      <text:p text:style-name="P1"><text:s text:c="8"/><text:span text:style-name="T2">base = xs:string</text:span></text:p>
      <text:p text:style-name="P1"><text:s text:c="8"/><text:span text:style-name="T2">maxLength = 512 </text:span></text:p>
      <text:p text:style-name="P9"><text:s text:c="8"/><text:span text:style-name="T2">pattern = [a-zA-Z0-9\.,\?/':; ]{0,512} </text:span></text:p>
      <text:p text:style-name="P9"><text:span text:style-name="T2"/></text:p>
      <text:p text:style-name="P9"><text:span text:style-name="T2"/></text:p>
      <text:p text:style-name="P3"><text:soft-page-break/>2. <text:s/><text:span text:style-name="T1">File Information</text:span>. <text:s/>A data item for file types and related Multipurpose Internet Mail Extensions (MIME) types</text:p>
      <text:p text:style-name="P10"><text:s text:c="4"/><text:span text:style-name="T2">type = FileInformationType </text:span></text:p>
      <text:p text:style-name="P5"><text:s text:c="4"/><text:span text:style-name="T2">a. <text:s/></text:span><text:span text:style-name="T3">File Name Text</text:span><text:span text:style-name="T2">. <text:s/>A data item for a computer file name without extension</text:span></text:p>
      <text:p text:style-name="P1"><text:s text:c="8"/><text:span text:style-name="T2">type = ComputerFileNameType </text:span></text:p>
      <text:p text:style-name="P1"><text:s text:c="8"/><text:span text:style-name="T2">simpletype = ComputerFileNameSimpleType</text:span></text:p>
      <text:p text:style-name="P1"><text:s text:c="8"/><text:span text:style-name="T2">base = xs:string</text:span></text:p>
      <text:p text:style-name="P1"><text:s text:c="8"/><text:span text:style-name="T2">maxLength = 256 </text:span></text:p>
      <text:p text:style-name="P9"><text:s text:c="8"/><text:span text:style-name="T2">pattern = [a-zA-Z\\_\-/]{1,256} </text:span></text:p>
      <text:p text:style-name="P5"><text:s text:c="4"/><text:span text:style-name="T2">b. <text:s/></text:span><text:span text:style-name="T3">File Extension Text</text:span><text:span text:style-name="T2">. <text:s/>A data item for a computer file extension</text:span></text:p>
      <text:p text:style-name="P1"><text:s text:c="8"/><text:span text:style-name="T2">type = FileExtensionType </text:span></text:p>
      <text:p text:style-name="P1"><text:s text:c="8"/><text:span text:style-name="T2">simpletype = ComputerFileExtensionSimpleType</text:span></text:p>
      <text:p text:style-name="P1"><text:s text:c="8"/><text:span text:style-name="T2">base = xs:string</text:span></text:p>
      <text:p text:style-name="P1"><text:s text:c="8"/><text:span text:style-name="T2">maxLength = 24 </text:span></text:p>
      <text:p text:style-name="P9"><text:s text:c="8"/><text:span text:style-name="T2">pattern = \.[a-zA-Z]{0,24} </text:span></text:p>
      <text:p text:style-name="P3">3. <text:s/><text:span text:style-name="T1">Authoritative Source Information</text:span>. <text:s/>A data item for information about what is to be considered the authoritative source for a given artifact or source repository. This includes an URL, a hash of the source, and whether or not the source has been signed</text:p>
      <text:p text:style-name="P9"><text:s text:c="4"/><text:span text:style-name="T2">type = AuthoritativeSourceInformationType </text:span></text:p>
      <text:p text:style-name="P5"><text:s text:c="4"/><text:span text:style-name="T2">a. <text:s/></text:span><text:span text:style-name="T3">Source Hash Text</text:span><text:span text:style-name="T2">. <text:s/>A data item a for a sha1 encoded string</text:span></text:p>
      <text:p text:style-name="P1"><text:s text:c="8"/><text:span text:style-name="T2">type = Sha256TextType </text:span></text:p>
      <text:p text:style-name="P1"><text:s text:c="8"/><text:span text:style-name="T2">simpletype = Sha256TextSimpleType</text:span></text:p>
      <text:p text:style-name="P1"><text:s text:c="8"/><text:span text:style-name="T2">base = xs:string</text:span></text:p>
      <text:p text:style-name="P1"><text:s text:c="8"/><text:span text:style-name="T2">length = 64 </text:span></text:p>
      <text:p text:style-name="P9"><text:s text:c="8"/><text:span text:style-name="T2">pattern = [A-Fa-f0-9]{64} </text:span></text:p>
      <text:p text:style-name="P5"><text:s text:c="4"/><text:span text:style-name="T2">b. <text:s/></text:span><text:span text:style-name="T3">Source URI Text</text:span><text:span text:style-name="T2">. <text:s/>A data item for a World Wide Web Consortium Uniform Reference Indicator</text:span></text:p>
      <text:p text:style-name="P1"><text:s text:c="8"/><text:span text:style-name="T2">type = URITextType </text:span></text:p>
      <text:p text:style-name="P1"><text:s text:c="8"/><text:span text:style-name="T2">simpletype = URITextSimpleType</text:span></text:p>
      <text:p text:style-name="P1"><text:s text:c="8"/><text:span text:style-name="T2">base = xs:string</text:span></text:p>
      <text:p text:style-name="P1"><text:s text:c="8"/><text:span text:style-name="T2">maxLength = 512 </text:span></text:p>
      <text:p text:style-name="P9"><text:s text:c="8"/><text:span text:style-name="T2">pattern = [a-zA-Z0-9\.,\?/\\':;_\-]{0,512} </text:span></text:p>
      <text:p text:style-name="P5"><text:s text:c="4"/><text:span text:style-name="T2">c. <text:s/></text:span><text:span text:style-name="T3">Authoritative Digital Signature Indicator</text:span><text:span text:style-name="T2">. <text:s/>True if has an authoritative digital signatiure; false if not.</text:span></text:p>
      <text:p text:style-name="P1"><text:s text:c="8"/><text:span text:style-name="T2">type = AuthoritativeDigitalSignatureIndicatorType </text:span></text:p>
      <text:p text:style-name="P1"><text:s text:c="8"/><text:span text:style-name="T2">simpletype = AuthoritativeDigitalSignatureIndicatorSimpleType</text:span></text:p>
      <text:p text:style-name="P9"><text:s text:c="8"/><text:span text:style-name="T2">base = xs:boolean</text:span></text:p>
      <text:p text:style-name="P3">4. <text:s/><text:span text:style-name="T1">Ecosystem Information</text:span>. <text:s/>A data item for information pertaining to a software project's ecosystem which includes programming languages, references, number of committers, mailing list activity, overall sentiment, and other information</text:p>
      <text:p text:style-name="P9"><text:s text:c="4"/><text:span text:style-name="T2">type = EcosystemInformationType </text:span></text:p>
      <text:p text:style-name="P5"><text:s text:c="4"/><text:span text:style-name="T2">a. <text:s/></text:span><text:span text:style-name="T3">Ecosystem</text:span><text:span text:style-name="T2">. <text:s/>A data item for software ecosystem information</text:span></text:p>
      <text:p text:style-name="P9"><text:s text:c="8"/><text:span text:style-name="T2">type = EcosystemType </text:span></text:p>
      <text:p text:style-name="P9"><text:span text:style-name="T2"/></text:p>
      <text:p text:style-name="P9"><text:span text:style-name="T2"/></text:p>
      <text:p text:style-name="P5"><text:soft-page-break/><text:s text:c="6"/><text:span text:style-name="T2">(1) <text:s/></text:span><text:span text:style-name="T3">Committer Quantity</text:span><text:span text:style-name="T2">. <text:s/>A data item for the number of committers to a software repository</text:span></text:p>
      <text:p text:style-name="P1"><text:s text:c="10"/><text:span text:style-name="T2">type = DataCountType </text:span></text:p>
      <text:p text:style-name="P1"><text:s text:c="10"/><text:span text:style-name="T2">simpletype = DataCountSimpleType</text:span></text:p>
      <text:p text:style-name="P1"><text:s text:c="10"/><text:span text:style-name="T2">base = xs:integer</text:span></text:p>
      <text:p text:style-name="P9"><text:s text:c="10"/><text:span text:style-name="T2">pattern = [0-9]{0,10000000} </text:span></text:p>
      <text:p text:style-name="P5"><text:s text:c="6"/><text:span text:style-name="T2">(2) <text:s/></text:span><text:span text:style-name="T3">Languages</text:span><text:span text:style-name="T2">. <text:s/>A data item for languages used in a software repository</text:span></text:p>
      <text:p text:style-name="P9"><text:s text:c="10"/><text:span text:style-name="T2">type = LanguagesType </text:span></text:p>
      <text:p text:style-name="P5"><text:s text:c="10"/><text:span text:style-name="T2">(a) <text:s/></text:span><text:span text:style-name="T3">Language Text</text:span><text:span text:style-name="T2">. <text:s/>A data item for the name of a programming language</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inOccurs = 1 </text:span></text:p>
      <text:p text:style-name="P1"><text:s text:c="14"/><text:span text:style-name="T2">maxOccurs = 100 </text:span></text:p>
      <text:p text:style-name="P1"><text:s text:c="14"/><text:span text:style-name="T2">maxLength = 48 </text:span></text:p>
      <text:p text:style-name="P9"><text:s text:c="14"/><text:span text:style-name="T2">pattern = [a-zA-Z0-9\.,\?/':; ]{0,48} </text:span></text:p>
      <text:p text:style-name="P5"><text:s text:c="6"/><text:span text:style-name="T2">(3) <text:s/></text:span><text:span text:style-name="T3">Commit Logs</text:span><text:span text:style-name="T2">. <text:s/>A data item for entries associated with software repository commit events</text:span></text:p>
      <text:p text:style-name="P9"><text:s text:c="10"/><text:span text:style-name="T2">type = CommitLogsType </text:span></text:p>
      <text:p text:style-name="P5"><text:s text:c="10"/><text:span text:style-name="T2">(a) <text:s/></text:span><text:span text:style-name="T3">Commit Log Text</text:span><text:span text:style-name="T2">. <text:s/>A data item for an entry associated with software repository commit event</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inOccurs = 1 </text:span></text:p>
      <text:p text:style-name="P1"><text:s text:c="14"/><text:span text:style-name="T2">maxOccurs = 100 </text:span></text:p>
      <text:p text:style-name="P1"><text:s text:c="14"/><text:span text:style-name="T2">maxLength = 48 </text:span></text:p>
      <text:p text:style-name="P9"><text:s text:c="14"/><text:span text:style-name="T2">pattern = [a-zA-Z0-9\.,\?/':; ]{0,48} </text:span></text:p>
      <text:p text:style-name="P5"><text:s text:c="4"/><text:span text:style-name="T2">b. <text:s/></text:span><text:span text:style-name="T3">Company Information</text:span><text:span text:style-name="T2">. <text:s/>A data item for languages used in a software repository</text:span></text:p>
      <text:p text:style-name="P9"><text:s text:c="8"/><text:span text:style-name="T2">type = CompanyInformationType </text:span></text:p>
      <text:p text:style-name="P5"><text:s text:c="6"/><text:span text:style-name="T2">(1) <text:s/></text:span><text:span text:style-name="T3">NameText</text:span><text:span text:style-name="T2">. <text:s/>A data item for a name</text:span></text:p>
      <text:p text:style-name="P1"><text:s text:c="10"/><text:span text:style-name="T2">type = LineTextType </text:span></text:p>
      <text:p text:style-name="P1"><text:s text:c="10"/><text:span text:style-name="T2">simpletype = LineTextSimpleType</text:span></text:p>
      <text:p text:style-name="P1"><text:s text:c="10"/><text:span text:style-name="T2">base = xs:string</text:span></text:p>
      <text:p text:style-name="P1"><text:s text:c="10"/><text:span text:style-name="T2">maxLength = 48 </text:span></text:p>
      <text:p text:style-name="P9"><text:s text:c="10"/><text:span text:style-name="T2">pattern = [a-zA-Z0-9\.,\?/':; ]{0,48} </text:span></text:p>
      <text:p text:style-name="P3">5. <text:s/><text:span text:style-name="T1">Dependency Information</text:span>. <text:s/>A data item for a list of dependencies for a given software project derived directly from the artifact or source dependency definition file. Entries include names, versions, and vulnerabilities</text:p>
      <text:p text:style-name="P9"><text:s text:c="4"/><text:span text:style-name="T2">type = DependencyInformationType </text:span></text:p>
      <text:p text:style-name="P5"><text:s text:c="4"/><text:span text:style-name="T2">a. <text:s/></text:span><text:span text:style-name="T3">Dependencies</text:span><text:span text:style-name="T2">. <text:s/>A data item for software dependencies</text:span></text:p>
      <text:p text:style-name="P9"><text:s text:c="8"/><text:span text:style-name="T2">type = DependenciesType </text:span></text:p>
      <text:p text:style-name="P5"><text:s text:c="6"/><text:span text:style-name="T2">(1) <text:s/></text:span><text:span text:style-name="T3">Dependency</text:span><text:span text:style-name="T2">. <text:s/>A data item for software dependency information</text:span></text:p>
      <text:p text:style-name="P1"><text:s text:c="10"/><text:span text:style-name="T2">type = DependencyType </text:span></text:p>
      <text:p text:style-name="P1"><text:s text:c="10"/><text:span text:style-name="T2">minOccurs = 1 </text:span></text:p>
      <text:p text:style-name="P9"><text:s text:c="10"/><text:span text:style-name="T2">maxOccurs = 100 </text:span></text:p>
      <text:p text:style-name="P5"><text:soft-page-break/><text:s text:c="10"/><text:span text:style-name="T2">(a) <text:s/></text:span><text:span text:style-name="T3">NameText</text:span><text:span text:style-name="T2">. <text:s/>A data item for a name</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inOccurs = 1 </text:span></text:p>
      <text:p text:style-name="P1"><text:s text:c="14"/><text:span text:style-name="T2">maxLength = 48 </text:span></text:p>
      <text:p text:style-name="P9"><text:s text:c="14"/><text:span text:style-name="T2">pattern = [a-zA-Z0-9\.,\?/':; ]{0,48} </text:span></text:p>
      <text:p text:style-name="P5"><text:s text:c="10"/><text:span text:style-name="T2">(b) <text:s/></text:span><text:span text:style-name="T3">Dependency Version Text</text:span><text:span text:style-name="T2">. <text:s/>A data item for a dependency version</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inOccurs = 1 </text:span></text:p>
      <text:p text:style-name="P1"><text:s text:c="14"/><text:span text:style-name="T2">maxLength = 48 </text:span></text:p>
      <text:p text:style-name="P9"><text:s text:c="14"/><text:span text:style-name="T2">pattern = [a-zA-Z0-9\.,\?/':; ]{0,48} </text:span></text:p>
      <text:p text:style-name="P5"><text:s text:c="4"/><text:span text:style-name="T2">b. <text:s/></text:span><text:span text:style-name="T3">Compiler</text:span><text:span text:style-name="T2">. <text:s/>A data item for languages used in a software repository</text:span></text:p>
      <text:p text:style-name="P9"><text:s text:c="8"/><text:span text:style-name="T2">type = CompilerType </text:span></text:p>
      <text:p text:style-name="P5"><text:s text:c="6"/><text:span text:style-name="T2">(1) <text:s/></text:span><text:span text:style-name="T3">NameText</text:span><text:span text:style-name="T2">. <text:s/>A data item for a name</text:span></text:p>
      <text:p text:style-name="P1"><text:s text:c="10"/><text:span text:style-name="T2">type = LineTextType </text:span></text:p>
      <text:p text:style-name="P1"><text:s text:c="10"/><text:span text:style-name="T2">simpletype = LineTextSimpleType</text:span></text:p>
      <text:p text:style-name="P1"><text:s text:c="10"/><text:span text:style-name="T2">base = xs:string</text:span></text:p>
      <text:p text:style-name="P1"><text:s text:c="10"/><text:span text:style-name="T2">maxLength = 48 </text:span></text:p>
      <text:p text:style-name="P9"><text:s text:c="10"/><text:span text:style-name="T2">pattern = [a-zA-Z0-9\.,\?/':; ]{0,48} </text:span></text:p>
      <text:p text:style-name="P5"><text:s text:c="6"/><text:span text:style-name="T2">(2) <text:s/></text:span><text:span text:style-name="T3">Compiler Version Text</text:span><text:span text:style-name="T2">. <text:s/>A data item for a compiler version</text:span></text:p>
      <text:p text:style-name="P1"><text:s text:c="10"/><text:span text:style-name="T2">type = LineTextType </text:span></text:p>
      <text:p text:style-name="P1"><text:s text:c="10"/><text:span text:style-name="T2">simpletype = LineTextSimpleType</text:span></text:p>
      <text:p text:style-name="P1"><text:s text:c="10"/><text:span text:style-name="T2">base = xs:string</text:span></text:p>
      <text:p text:style-name="P1"><text:s text:c="10"/><text:span text:style-name="T2">maxLength = 48 </text:span></text:p>
      <text:p text:style-name="P9"><text:s text:c="10"/><text:span text:style-name="T2">pattern = [a-zA-Z0-9\.,\?/':; ]{0,48} </text:span></text:p>
      <text:p text:style-name="P3">6. <text:s/><text:span text:style-name="T1">License Information</text:span>. <text:s/>A data item for software license information for a software artifact or source repository</text:p>
      <text:p text:style-name="P9"><text:s text:c="4"/><text:span text:style-name="T2">type = LicenseInformationType </text:span></text:p>
      <text:p text:style-name="P5"><text:s text:c="4"/><text:span text:style-name="T2">a. <text:s/></text:span><text:span text:style-name="T3">License Category Code</text:span><text:span text:style-name="T2">. <text:s/>A data item for a software license category</text:span></text:p>
      <text:p text:style-name="P1"><text:s text:c="8"/><text:span text:style-name="T2">type = LicenseCategoryCodeType </text:span></text:p>
      <text:p text:style-name="P1"><text:s text:c="8"/><text:span text:style-name="T2">simpletype = LicenseCategoryCodeSimpleType</text:span></text:p>
      <text:p text:style-name="P1"><text:s text:c="8"/><text:span text:style-name="T2">base = xs:string</text:span></text:p>
      <text:p text:style-name="P9"><text:s text:c="8"/><text:span text:style-name="T2">enumerations = FOSS, COTS, GOSS</text:span></text:p>
      <text:p text:style-name="P5"><text:s text:c="4"/><text:span text:style-name="T2">b. <text:s/></text:span><text:span text:style-name="T3">License Code</text:span><text:span text:style-name="T2">. <text:s/>A data item for a type of software license</text:span></text:p>
      <text:p text:style-name="P1"><text:s text:c="8"/><text:span text:style-name="T2">type = LicenseCodeType </text:span></text:p>
      <text:p text:style-name="P1"><text:s text:c="8"/><text:span text:style-name="T2">simpletype = LicenseCodeSimpleType</text:span></text:p>
      <text:p text:style-name="P1"><text:s text:c="8"/><text:span text:style-name="T2">base = xs:string</text:span></text:p>
      <text:p text:style-name="P1"><text:s text:c="8"/><text:span text:style-name="T2">minOccurs = 1 </text:span></text:p>
      <text:p text:style-name="P1"><text:s text:c="8"/><text:span text:style-name="T2">maxOccurs = 20 </text:span></text:p>
      <text:p text:style-name="P9"><text:s text:c="8"/><text:span text:style-name="T2">enumerations = 3DFX, 3DFX-PL, AAL, ACAA, ACDL, ACE, Adaptec-GPL, Adaptec(RESTRICTED), Adobe-AFM, Adobe-EULA, AFL, AFL-1.0, AFL-1.1, AFL-1.2, AFL-2.0, AFL-2.1, AFL-3.0, AFPL-Ghostscript, AgainstDRM, AGE-Logic, Agere-EULA, AGFA-EULA, AGFA(RESTRICTED), AGPL, AGPL-1.0, AGPL-1.0+, AGPL-3.0, AGPL-3.0+, Aladdin, Alfresco, Alfresco/FLOSS, Algorithmics, AMD, AMD-EULA, ANTLR-PD, AOL-EULA, Apache, Apache-1.0, Apache-1.1, Apache-2.0, Apache-style, Apache-v1.0, APL, APL-1.0, Apple(FontForge), Apple(Sample), APSL, APSL-1.0, APSL-1.1, APSL-1.2, APSL-2.0, APSL-style, Aptana, Aptana-1.0, ARJ, Arphic-Font-PL, Arphic-style, Artifex, Artistic-1.0-cl8, Artistic-1.0-Perl, Ascender-EULA, ATI-EULA, ATMEL-FW, ATT(Non-</text:span><text:soft-page-break/><text:span text:style-name="T2">commercial), ATT-Source, ATT-Source-1.0, ATT-Source-1.2d, Baekmuk-Font, Baekmuk(Hwan), BancTec, Beerware, Bellcore, Bellcore-style, BH-Font, BH-Font-style, BISON, BitTorrent, BitTorrent-1.0, BitTorrent-1.1, BIZNET, BIZNET-style, BrainStorm-EULA, Broadcom-EULA, BSD-2-Clause, BSD-2-Clause-FreeBSD, BSD-2-Clause-NetBSD, BSD-3-Clause, BSD-3-Clause-Clear, BSD-3-Clause-Severability, BSD-4-Clause, BSD-4-Clause-UC, BSL-1.0, BSL-style, CA, Cadence, CATOSL, CATOSL-1.1, CC0-1.0, CC-BY, CC-BY-1.0, CC-BY-2.0, CC-BY-2.5, CC-BY-3.0, CC-BY-4.0, CC-BY-NC-1.0, CC-BY-NC-2.0, CC-BY-NC-2.5, CC-BY-NC-3.0, CC-BY-NC-4.0, CC-BY-NC-ND-1.0, CC-BY-NC-ND-2.0, CC-BY-NC-ND-2.5, CC-BY-NC-ND-3.0, CC-BY-NC-ND-4.0, CC-BY-NC-SA-1.0, CC-BY-NC-SA-2.0, CC-BY-NC-SA-2.5, CC-BY-NC-SA-3.0, CC-BY-NC-SA-4.0, CC-BY-ND-1.0, CC-BY-ND-2.0, CC-BY-ND-2.5, CC-BY-ND-3.0, CC-BY-ND-4.0, CC-BY-SA, CC-BY-SA-1.0, CC-BY-SA-2.0, CC-BY-SA-2.5, CC-BY-SA-3.0, CC-BY-SA-4.0, CC-LGPL, CC-LGPL-2.1, CCLRC, CCPL, CDDL, CDDL-1.0, CDDL-1.1, CECILL, CECILL-2.0, CECILL-B, CECILL-C, CECILL(dual), Cisco, Cisco-style, Citrix, ClArtistic, ClearSilver, CMake, CMU-style, CNRI-Python, CNRI-Python-GPL-Compatible, Combined_OpenSSL+SSLeay, CompuServe, Comtrol, Condor-1.0, Condor-1.1, CopyLeft[1], CopyLeft[2], CPL, CPL-0.5, CPL-1.0, CPOL, CPOL-1.02, Cryptogams, CUA-OPL-1.0, CUPS, CUPS-EULA, Cylink-ISC, Cypress-FW, DARPA, DARPA-Cougaar, Debian-social-DFSG, Debian-SPI, Debian-SPI-style, D-FSL-1.0, DMTF, DOCBOOK, DOCBOOK-style, DPTC, DSCT, DSL, Dyade, EBT-style, ECL-1.0, ECL-2.0, eCos-2.0, EFL, EFL-1.0, EFL-2.0, eGenix, Empty-file-no-data!, Entessa, Epinions, Epson-EULA, Epson-PL, ErlPL-1.1, EUDatagrid, EUPL-1.0, EUPL-1.1, FaCE, Fair, Fair-style, FAL-1.0, FAL-1.3, FedoraCLA, Flash2xml-1.0, Flora, Flora-1.0, Flora-1.1, Frameworx, Frameworx-1.0, FreeBSD-Doc, Free-PL, Free-SW, FTL, FTL-style, Fujitsu, Garmin-EULA, Genivia(Commercial), GFDL, GFDL-1.1, GFDL-1.1+, GFDL-1.2, GFDL-1.2+, GFDL-1.3, GFDL-v1.2, Ghostscript-GPL-1.1, Giftware, GNU-copyleft, GNU-Ghostscript, GNU-javamail-exception, GNU-Manpages, Google-BSD, Govt-restrict, GPL, GPL-1.0, GPL-1.0+, GPL-2.0, GPL-2.0+, GPL-2.0:3.0, GPL-2.0+:3.0, GPL-2.0+KDEupgradeClause, GPL-2.0-with-autoconf-exception, GPL-2.0-with-bison-exception, GPL-2.0+-with-bison-exception, GPL-2.0-with-classpath-exception, GPL-2.0+-with-classpath-exception, GPL-2.0-with-font-exception, GPL-2.0-with-GCC-exception, GPL-2.1[sic], GPL-2.1+[sic], GPL-3?, GPL-3.0, GPL-3.0+, GPL-3.0-with-autoconf-exception, GPL-3.0-with-GCC-exception, GPL-3.0+-with-GCC-exception, GPL-Meta, GPL-or-LGPL, GPL(rms), GPL-with-autoconf-exception, gSOAP, gSOAP-1.3b, H2, H2-1.0, Hacktivismo, Hauppauge, Helix/RealNetworks-EULA, HPND, IBM-Courier, IBM-JCL, IBM-pibs, IBM-reciprocal, ID-EULA, IDPL, IDPL-1.0, IEEE-Doc, IETF, IETF-style, IJG, ImageMagick, ImageMagick(Apache), ImageMagick-style, Imlib2, InfoSeek, info-zip, InnerNet, InnerNet-2.00, InnerNet-style, Intel-EULA, Intel(RESTRICTED), Intel-WLAN, Interbase-1.0, Interbase-PL, Interlink-EULA, Intranet-only, IOS, IoSoft(COMMERCIAL), IPA, IPA-Font-EULA, IPL, IPL-1.0, IPL-2.0, IPTC, IronDoc, ISC, Jabber, Java-WSDL4J, Java-WSDL-Policy, Java-WSDL-Schema, Java-WSDL-Spec, JISP, JPNIC, JSON, KDE, Keyspan-FW, KnowledgeTree-1.1, Knuth-style, Lachman-Proprietary, Larabie-EULA, LDP-1A, LDP-2.0, Legato, Leptonica, LGPL, LGPL-1.0, LGPL-1.0+, LGPL-2.0, LGPL-2.0+, LGPL-2.1, LGPL-2.1+, LGPL-2.1+-KDE-exception, LGPL-3?, LGPL-3.0, LGPL-3.0+, LIBGCJ, Libpng, Link-exception, LinuxDoc, Linux-HOWTO, Logica-OSL-1.0, LPL-1.0, LPL-1.02, LPPL, LPPL-1.0, LPPL-1.0+, LPPL-1.1, LPPL-1.1+, LPPL-1.2, LPPL-1.2+, LPPL-1.3, LPPL-1.3+, LPPL-1.3a, LPPL-1.3a+, LPPL-1.3b, LPPL-1.3b+, LPPL-1.3c, LPPL-1.3c+, MacroMedia-RPSL, Macrovision, Macrovision-EULA, Majordomo, Majordomo-1.1, Mandriva, Mellanox, MetroLink, MetroLink-nonfree, Mibble, Mibble-2.8, Microsoft, Migemo, MindTerm, MirOS, MITEM, MitreCVW-style, Motosoto, MPEG3-decoder, MPL, MPL-1.0, MPL-1.1, MPL-1.1+, MPL-1.1-style, MPL-2.0, MPL-2.0-no-copyleft-exception, MPL-EULA-1.1, MPL-EULA-2.0, MPL-EULA-3.0, MPL-style, M-Plus-Project, MRL, MS-indemnity, MS-LPL, MS-LRL, Multics, MX4J, MX4J-1.0, MySQL-0.3, MySQL/FLOSS, MySQL-style, NASA, NASA-1.3, Naumen, NBPL-1.0, nCipher, NCSA, NESSUS-EULA, NGPL, Nokia, No_license_found, non-ATT-BSD, None, NOSL-1.0, Not-for-sale!, Not-Free!, Not-Internet, Not-OpenSource!, NOT-Open-Source!, NOT-public-domain, Novell, Novell-EULA, NPL, NPL-1.0, NPL-1.1, NPL-1.1+, NPL-EULA, NPOSL-3.0, NRL, NTP, OASIS, OCL, OCL-1.0, OCLC, OCLC-1.0, OCLC-2.0, OCL-style, ODbL-1.0, ODL, OFL-1.0, OFL-1.1, OGTSL, OLDAP, OLDAP-1.1, OLDAP-1.2, OLDAP-1.3, OLDAP-1.4, OLDAP-2.0, OLDAP-2.0.1, OLDAP-2.1, OLDAP-2.2, OLDAP-2.2.1, OLDAP-2.2.2, OLDAP-2.3, OLDAP-2.4, OLDAP-2.5, </text:span><text:soft-page-break/><text:span text:style-name="T2">OLDAP-2.6, OLDAP-2.7, OLDAP-2.8, OLDAP-style, OMF, Ontopia, OpenCASCADE-PL, OpenGroup, OpenGroup-Proprietary, OpenMarket, Open-PL, Open-PL-0.4, Open-PL-1.0, Open-PL-style, OPL-1.0, Oracle-Berkeley-DB, O'Reilly, O'Reilly-style, OSD, OSL, OSL-1.0, OSL-1.1, OSL-2.0, OSL-2.1, OSL-3.0, Paradigm, Patent-ref, PDDL-1.0, Phorum, PHP-3.0, PHP-style, Piriform, Pixware-EULA, Polyserve-CONFIDENTIAL, Postfix, PostgreSQL, Powder-Proprietary, Princeton, Princeton-style, Proprietary!, Public-domain, Public-domain(C), Public-domain-ref, Public-Use, Public-Use-1.0, Python, Python-2.0, Python-2.0.1, Python-2.0.2, Python-2.1.1, Python-2.1.3, Python-2.2, Python-2.2.3, Python-2.2.7, Python-2.3, Python-2.3.7, Python-2.4.4, Python-style, Qmail, QPL, QPL-1.0, QT(Commercial), QuarterDeck, Quest-EULA, RCSL, RCSL-1.0, RCSL-2.0, RCSL-3.0, RealNetworks-EULA, RealNetworks-Unknown, RedHat-EULA, Redland, Restricted-rights, RHeCos-1.1, Riverbank-EULA, RPL-1.5, RPSL, RPSL-1.0, RPSL-2.0, RPSL-3.0, RSCPL, Ruby, SAX-PD, SciTech, SCO(commercial), SCSL, SCSL-2.3, SCSL-3.0, SCSL-TSA, SCSL-TSA-1.0, See-doc(OTHER), See-file, See-file(COPYING), See-file(LICENSE), See-file(README), See-URL, Sendmail, SGI, SGI-B-1.0, SGI-B-1.1, SGI-B-2.0, SGI-Freeware, SGI_GLX, SGI-Proprietary, SGI-style, SGML, SimPL-2.0, SISSL, SISSL-1.1, SISSL-1.2, Skype-EULA, Sleepycat(Non-commercial), SMLNJ, SNIA, SNIA-1.0, SNIA-1.1, SpikeSource, SPL, SPL-1.0, Stanford, Stanford-style, SugarCRM-1.1.3, Sun-BCLA-1.5.0, Sun-EULA, Sun-IP, Sun-Java, Sun(Non-commercial), SunPro, Sun(RESTRICTED), Sun-RPC, Sun-SCA, Sun(tm), SW-Research, Tapjoy, Tektronix, Tektronix-style, Trademark-ref, Trident-EULA, Trolltech, U-BC, U-Cambridge, U-Cambridge-style, UCAR, UCAR-style, U-Chicago, U-Columbia, UCWare-EULA, U-Del, U-Del-style, U-Monash, UnclassifiedLicense, Unidex, UnitedLinux-EULA, Unlicense, unRAR restriction, URA(gov't), USC, USC(Non-commercial), USC-style, US-Export-restrict, U-Utah, U-Wash(Free-Fork), VIM, Vixie, Vixie-license, VMware-EULA, VSL-1.0, Wash-U-style, Watcom, Watcom-1.0, WebM, Wintertree, WordNet-3.0, WTFPL, WTI(Not-free), WXwindows, X11, Xerox, Xerox-style, XFree86, XFree86-1.0, XFree86-1.1, Ximian, Ximian-1.0, XMLDB-1.0, Xnet, XOPEN-EULA, X/Open-style, Yahoo-EULA, YaST(SuSE), YPL, YPL-1.0, YPL-1.1, Zend-2.0, Zeus, Zimbra, Zimbra-1.2, Zimbra-1.3, Zlib, ZoneAlarm-EULA, ZPL-1.0, ZPL-1.1, ZPL-2.0, ZPL-2.1, Zveno</text:span></text:p>
      <text:p text:style-name="P5"><text:s text:c="4"/><text:span text:style-name="T2">c. <text:s/></text:span><text:span text:style-name="T3">End Of Life Indicator</text:span><text:span text:style-name="T2">. <text:s/>True if software has end of life status; false if not.</text:span></text:p>
      <text:p text:style-name="P1"><text:s text:c="8"/><text:span text:style-name="T2">type = EndOfLifeIndicatorType </text:span></text:p>
      <text:p text:style-name="P1"><text:s text:c="8"/><text:span text:style-name="T2">simpletype = EndOfLifeIndicatorSimpleType</text:span></text:p>
      <text:p text:style-name="P9"><text:s text:c="8"/><text:span text:style-name="T2">base = xs:boolean</text:span></text:p>
      <text:p text:style-name="P3">7. <text:s/><text:span text:style-name="T1">Vulnerability Information</text:span>. <text:s/>A data item for vulnerability or virus information for a software artifact or source repository</text:p>
      <text:p text:style-name="P9"><text:s text:c="4"/><text:span text:style-name="T2">type = VulnerabilityInformationType </text:span></text:p>
      <text:p text:style-name="P5"><text:s text:c="4"/><text:span text:style-name="T2">a. <text:s/></text:span><text:span text:style-name="T3">Vulnerabilities</text:span><text:span text:style-name="T2">. <text:s/>A data item for vulnerabilty information</text:span></text:p>
      <text:p text:style-name="P9"><text:s text:c="8"/><text:span text:style-name="T2">type = VulnerabilitiesType </text:span></text:p>
      <text:p text:style-name="P5"><text:s text:c="6"/><text:span text:style-name="T2">(1) <text:s/></text:span><text:span text:style-name="T3">Vulnerability</text:span><text:span text:style-name="T2">. <text:s/>A data item for vulnerabilty information</text:span></text:p>
      <text:p text:style-name="P1"><text:s text:c="10"/><text:span text:style-name="T2">type = VulnerabilityType </text:span></text:p>
      <text:p text:style-name="P1"><text:s text:c="10"/><text:span text:style-name="T2">minOccurs = 1 </text:span></text:p>
      <text:p text:style-name="P9"><text:s text:c="10"/><text:span text:style-name="T2">maxOccurs = 100 </text:span></text:p>
      <text:p text:style-name="P5"><text:s text:c="10"/><text:span text:style-name="T2">(a) <text:s/></text:span><text:span text:style-name="T3">Vulnerability Identifier Text</text:span><text:span text:style-name="T2">. <text:s/>A data item for a vulnerabilty identifier</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9"><text:span text:style-name="T2"/></text:p>
      <text:p text:style-name="P5"><text:soft-page-break/><text:s text:c="10"/><text:span text:style-name="T2">(b) <text:s/></text:span><text:span text:style-name="T3">Source Text</text:span><text:span text:style-name="T2">. <text:s/>A data item describing the vulnerabilty source</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5"><text:s text:c="10"/><text:span text:style-name="T2">(c) <text:s/></text:span><text:span text:style-name="T3">Vulnerability Title Text</text:span><text:span text:style-name="T2">. <text:s/>A data item for a vulnerability title</text:span></text:p>
      <text:p text:style-name="P1"><text:s text:c="14"/><text:span text:style-name="T2">type = ParagraphTextType </text:span></text:p>
      <text:p text:style-name="P1"><text:s text:c="14"/><text:span text:style-name="T2">simpletype = ParagraphTextSimpleType</text:span></text:p>
      <text:p text:style-name="P1"><text:s text:c="14"/><text:span text:style-name="T2">base = xs:string</text:span></text:p>
      <text:p text:style-name="P1"><text:s text:c="14"/><text:span text:style-name="T2">maxLength = 512 </text:span></text:p>
      <text:p text:style-name="P9"><text:s text:c="14"/><text:span text:style-name="T2">pattern = [a-zA-Z0-9\.,\?/':; ]{0,512} </text:span></text:p>
      <text:p text:style-name="P5"><text:s text:c="10"/><text:span text:style-name="T2">(d) <text:s/></text:span><text:span text:style-name="T3">Vulnerability Summary Text</text:span><text:span text:style-name="T2">. <text:s/>A data item for a vulnerability summary paragraph</text:span></text:p>
      <text:p text:style-name="P1"><text:s text:c="14"/><text:span text:style-name="T2">type = ParagraphTextType </text:span></text:p>
      <text:p text:style-name="P1"><text:s text:c="14"/><text:span text:style-name="T2">simpletype = ParagraphTextSimpleType</text:span></text:p>
      <text:p text:style-name="P1"><text:s text:c="14"/><text:span text:style-name="T2">base = xs:string</text:span></text:p>
      <text:p text:style-name="P1"><text:s text:c="14"/><text:span text:style-name="T2">maxLength = 512 </text:span></text:p>
      <text:p text:style-name="P9"><text:s text:c="14"/><text:span text:style-name="T2">pattern = [a-zA-Z0-9\.,\?/':; ]{0,512} </text:span></text:p>
      <text:p text:style-name="P5"><text:s text:c="10"/><text:span text:style-name="T2">(e) <text:s/></text:span><text:span text:style-name="T3">Vulnerability Score Value</text:span><text:span text:style-name="T2">. <text:s/>A data item for a vulnerability score</text:span></text:p>
      <text:p text:style-name="P1"><text:s text:c="14"/><text:span text:style-name="T2">type = FloatValueType </text:span></text:p>
      <text:p text:style-name="P1"><text:s text:c="14"/><text:span text:style-name="T2">simpletype = FloatValueSimpleType</text:span></text:p>
      <text:p text:style-name="P9"><text:s text:c="14"/><text:span text:style-name="T2">base = xs:float</text:span></text:p>
      <text:p text:style-name="P5"><text:s text:c="10"/><text:span text:style-name="T2">(f) <text:s/></text:span><text:span text:style-name="T3">Vulnerability Score Version Value</text:span><text:span text:style-name="T2">. <text:s/>A data item for a vulnerability score version</text:span></text:p>
      <text:p text:style-name="P1"><text:s text:c="14"/><text:span text:style-name="T2">type = FloatValueType </text:span></text:p>
      <text:p text:style-name="P1"><text:s text:c="14"/><text:span text:style-name="T2">simpletype = FloatValueSimpleType</text:span></text:p>
      <text:p text:style-name="P9"><text:s text:c="14"/><text:span text:style-name="T2">base = xs:float</text:span></text:p>
      <text:p text:style-name="P5"><text:s text:c="10"/><text:span text:style-name="T2">(g) <text:s/></text:span><text:span text:style-name="T3">Vulnerability Score System Text</text:span><text:span text:style-name="T2">. <text:s/>A data item for a vulnerability score system</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5"><text:s text:c="10"/><text:span text:style-name="T2">(h) <text:s/></text:span><text:span text:style-name="T3">Score Details</text:span><text:span text:style-name="T2">. <text:s/>A data item for common vulnerability score details</text:span></text:p>
      <text:p text:style-name="P9"><text:s text:c="14"/><text:span text:style-name="T2">type = ScoreDetailsType </text:span></text:p>
      <text:p text:style-name="P5"><text:s text:c="15"/><text:span text:style-name="T2">1. <text:s/></text:span><text:span text:style-name="T3">Common Vulnerability Scoring System V2</text:span><text:span text:style-name="T2">. <text:s/>A data type for Common Vulnerability Scoring System V2 (CVSSV2) Information</text:span></text:p>
      <text:p text:style-name="P9"><text:s text:c="19"/><text:span text:style-name="T2">type = CommonVulnerabilityScoringSystemV2Type </text:span></text:p>
      <text:p text:style-name="P5"><text:s text:c="18"/><text:span text:style-name="T2">a. <text:s/></text:span><text:span text:style-name="T3">Vector String Text</text:span><text:span text:style-name="T2">. <text:s/>A data item for a vulnerability vector string</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oft-page-break/><text:s text:c="18"/><text:span text:style-name="T2">b. <text:s/></text:span><text:span text:style-name="T3">Access Vector Text</text:span><text:span text:style-name="T2">. <text:s/>A data item for a vulnerability access vector</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c. <text:s/></text:span><text:span text:style-name="T3">Access Complexity Text</text:span><text:span text:style-name="T2">. <text:s/>A data item for a access complexity</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d. <text:s/></text:span><text:span text:style-name="T3">Vulnerability Authentication Text</text:span><text:span text:style-name="T2">. <text:s/>A data item for authentication</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e. <text:s/></text:span><text:span text:style-name="T3">Confidentiality Impact Text</text:span><text:span text:style-name="T2">. <text:s/>A data item for confidentiality impact</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f. <text:s/></text:span><text:span text:style-name="T3">Integrity Impact Text</text:span><text:span text:style-name="T2">. <text:s/>A data item for a integrity impact</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g. <text:s/></text:span><text:span text:style-name="T3">Availability Impact Text</text:span><text:span text:style-name="T2">. <text:s/>A data item for a availability impact</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h. <text:s/></text:span><text:span text:style-name="T3">Vulnerability Base Score Value</text:span><text:span text:style-name="T2">. <text:s/>A data item for a vulnerability base score</text:span></text:p>
      <text:p text:style-name="P1"><text:s text:c="22"/><text:span text:style-name="T2">type = FloatValueType </text:span></text:p>
      <text:p text:style-name="P1"><text:s text:c="22"/><text:span text:style-name="T2">simpletype = FloatValueSimpleType</text:span></text:p>
      <text:p text:style-name="P9"><text:s text:c="22"/><text:span text:style-name="T2">base = xs:float</text:span></text:p>
      <text:p text:style-name="P5"><text:s text:c="15"/><text:span text:style-name="T2">2. <text:s/></text:span><text:span text:style-name="T3">Common Vulnerability Scoring System V3</text:span><text:span text:style-name="T2">. <text:s/>A data type for Common Vulnerability Scoring System V3 (CVSSV3) Information</text:span></text:p>
      <text:p text:style-name="P1"><text:s text:c="19"/><text:span text:style-name="T2">type = CommonVulnerabilityScoringSystemV3Type </text:span></text:p>
      <text:p text:style-name="P1"><text:s text:c="19"/><text:span text:style-name="T2">minOccurs = 0 </text:span></text:p>
      <text:p text:style-name="P9"><text:s text:c="19"/><text:span text:style-name="T2">maxOccurs = 1 </text:span></text:p>
      <text:p text:style-name="P5"><text:soft-page-break/><text:s text:c="18"/><text:span text:style-name="T2">a. <text:s/></text:span><text:span text:style-name="T3">Vector String Text</text:span><text:span text:style-name="T2">. <text:s/>A data item for a vulnerability vector string</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b. <text:s/></text:span><text:span text:style-name="T3">Access Vector Text</text:span><text:span text:style-name="T2">. <text:s/>A data item for a vulnerability access vector</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c. <text:s/></text:span><text:span text:style-name="T3">Access Complexity Text</text:span><text:span text:style-name="T2">. <text:s/>A data item for a access complexity</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d. <text:s/></text:span><text:span text:style-name="T3">Privileges Required Text</text:span><text:span text:style-name="T2">. <text:s/>A data item for privileges required</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e. <text:s/></text:span><text:span text:style-name="T3">User Interaction Text</text:span><text:span text:style-name="T2">. <text:s/>A data item for user interaction</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f. <text:s/></text:span><text:span text:style-name="T3">Vulnerability Scope Text</text:span><text:span text:style-name="T2">. <text:s/>A data item for vulnerability scope</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g. <text:s/></text:span><text:span text:style-name="T3">Confidentiality Impact Text</text:span><text:span text:style-name="T2">. <text:s/>A data item for confidentiality impact</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h. <text:s/></text:span><text:span text:style-name="T3">Integrity Impact Text</text:span><text:span text:style-name="T2">. <text:s/>A data item for a integrity impact</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oft-page-break/><text:s text:c="22"/><text:span text:style-name="T2">maxLength = 48 </text:span></text:p>
      <text:p text:style-name="P9"><text:s text:c="22"/><text:span text:style-name="T2">pattern = [a-zA-Z0-9\.,\?/':; ]{0,48} </text:span></text:p>
      <text:p text:style-name="P5"><text:s text:c="18"/><text:span text:style-name="T2">i. <text:s/></text:span><text:span text:style-name="T3">Availability Impact Text</text:span><text:span text:style-name="T2">. <text:s/>A data item for a availability impact</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8"/><text:span text:style-name="T2">j. <text:s/></text:span><text:span text:style-name="T3">Vulnerability Base Score Value</text:span><text:span text:style-name="T2">. <text:s/>A data item for a vulnerability base score</text:span></text:p>
      <text:p text:style-name="P1"><text:s text:c="22"/><text:span text:style-name="T2">type = FloatValueType </text:span></text:p>
      <text:p text:style-name="P1"><text:s text:c="22"/><text:span text:style-name="T2">simpletype = FloatValueSimpleType</text:span></text:p>
      <text:p text:style-name="P9"><text:s text:c="22"/><text:span text:style-name="T2">base = xs:float</text:span></text:p>
      <text:p text:style-name="P5"><text:s text:c="18"/><text:span text:style-name="T2">k. <text:s/></text:span><text:span text:style-name="T3">Base Severity Text</text:span><text:span text:style-name="T2">. <text:s/>A data item for base severity</text:span></text:p>
      <text:p text:style-name="P1"><text:s text:c="22"/><text:span text:style-name="T2">type = LineTextType </text:span></text:p>
      <text:p text:style-name="P1"><text:s text:c="22"/><text:span text:style-name="T2">simpletype = LineTextSimpleType</text:span></text:p>
      <text:p text:style-name="P1"><text:s text:c="22"/><text:span text:style-name="T2">base = xs:string</text:span></text:p>
      <text:p text:style-name="P1"><text:s text:c="22"/><text:span text:style-name="T2">maxLength = 48 </text:span></text:p>
      <text:p text:style-name="P9"><text:s text:c="22"/><text:span text:style-name="T2">pattern = [a-zA-Z0-9\.,\?/':; ]{0,48} </text:span></text:p>
      <text:p text:style-name="P5"><text:s text:c="10"/><text:span text:style-name="T2">(i) <text:s/></text:span><text:span text:style-name="T3">Vulnerability Vector Text</text:span><text:span text:style-name="T2">. <text:s/>A data item for a vector</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5"><text:s text:c="10"/><text:span text:style-name="T2">(j) <text:s/></text:span><text:span text:style-name="T3">Access Complexity Text</text:span><text:span text:style-name="T2">. <text:s/>A data item for a access complexity</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5"><text:s text:c="10"/><text:span text:style-name="T2">(k) <text:s/></text:span><text:span text:style-name="T3">Vulnerability Authentication Text</text:span><text:span text:style-name="T2">. <text:s/>A data item for authentication</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5"><text:s text:c="10"/><text:span text:style-name="T2">(l) <text:s/></text:span><text:span text:style-name="T3">Confidentiality Impact Text</text:span><text:span text:style-name="T2">. <text:s/>A data item for confidentiality impact</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9"><text:span text:style-name="T2"/></text:p>
      <text:p text:style-name="P9"><text:span text:style-name="T2"/></text:p>
      <text:p text:style-name="P9"><text:span text:style-name="T2"/></text:p>
      <text:p text:style-name="P5"><text:soft-page-break/><text:s text:c="10"/><text:span text:style-name="T2">(m) <text:s/></text:span><text:span text:style-name="T3">Integrity Impact Text</text:span><text:span text:style-name="T2">. <text:s/>A data item for a integrity impact</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5"><text:s text:c="10"/><text:span text:style-name="T2">(n) <text:s/></text:span><text:span text:style-name="T3">Availability Impact Text</text:span><text:span text:style-name="T2">. <text:s/>A data item for a availability impact</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5"><text:s text:c="10"/><text:span text:style-name="T2">(o) <text:s/></text:span><text:span text:style-name="T3">Vulnerability Source Text</text:span><text:span text:style-name="T2">. <text:s/>A data item for a vulnerabilty source</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5"><text:s text:c="10"/><text:span text:style-name="T2">(p) <text:s/></text:span><text:span text:style-name="T3">Assessment Check Text</text:span><text:span text:style-name="T2">. <text:s/>A data item for a vulnerabilty source</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5"><text:s text:c="10"/><text:span text:style-name="T2">(q) <text:s/></text:span><text:span text:style-name="T3">Scanner Text</text:span><text:span text:style-name="T2">. <text:s/>A data item for a vulnerabilty source</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5"><text:s text:c="10"/><text:span text:style-name="T2">(r) <text:s/></text:span><text:span text:style-name="T3">Recommendation Text</text:span><text:span text:style-name="T2">. <text:s/>A data item for a recommendation paragraph</text:span></text:p>
      <text:p text:style-name="P1"><text:s text:c="14"/><text:span text:style-name="T2">type = ParagraphTextType </text:span></text:p>
      <text:p text:style-name="P1"><text:s text:c="14"/><text:span text:style-name="T2">simpletype = ParagraphTextSimpleType</text:span></text:p>
      <text:p text:style-name="P1"><text:s text:c="14"/><text:span text:style-name="T2">base = xs:string</text:span></text:p>
      <text:p text:style-name="P1"><text:s text:c="14"/><text:span text:style-name="T2">maxLength = 512 </text:span></text:p>
      <text:p text:style-name="P9"><text:s text:c="14"/><text:span text:style-name="T2">pattern = [a-zA-Z0-9\.,\?/':; ]{0,512} </text:span></text:p>
      <text:p text:style-name="P5"><text:s text:c="10"/><text:span text:style-name="T2">(s) <text:s/></text:span><text:span text:style-name="T3">Vulnerability Reference</text:span><text:span text:style-name="T2">. <text:s/>A data item for reference details for a vulnerability</text:span></text:p>
      <text:p text:style-name="P1"><text:s text:c="14"/><text:span text:style-name="T2">type = VulnerabilityReferenceType </text:span></text:p>
      <text:p text:style-name="P1"><text:s text:c="14"/><text:span text:style-name="T2">minOccurs = 0 </text:span></text:p>
      <text:p text:style-name="P9"><text:s text:c="14"/><text:span text:style-name="T2">maxOccurs = 1 </text:span></text:p>
      <text:p text:style-name="P5"><text:s text:c="15"/><text:span text:style-name="T2">1. <text:s/></text:span><text:span text:style-name="T3">Type Of Reference Text</text:span><text:span text:style-name="T2">. <text:s/>A data item for the type of reference</text:span></text:p>
      <text:p text:style-name="P1"><text:s text:c="19"/><text:span text:style-name="T2">type = LineTextType </text:span></text:p>
      <text:p text:style-name="P1"><text:s text:c="19"/><text:span text:style-name="T2">simpletype = LineTextSimpleType</text:span></text:p>
      <text:p text:style-name="P1"><text:s text:c="19"/><text:span text:style-name="T2">base = xs:string</text:span></text:p>
      <text:p text:style-name="P1"><text:s text:c="19"/><text:span text:style-name="T2">maxLength = 48 </text:span></text:p>
      <text:p text:style-name="P9"><text:s text:c="19"/><text:span text:style-name="T2">pattern = [a-zA-Z0-9\.,\?/':; ]{0,48} </text:span></text:p>
      <text:p text:style-name="P9"><text:span text:style-name="T2"/></text:p>
      <text:p text:style-name="P5"><text:soft-page-break/><text:s text:c="15"/><text:span text:style-name="T2">2. <text:s/></text:span><text:span text:style-name="T3">Reference Source Text</text:span><text:span text:style-name="T2">. <text:s/>A data item for the reference source</text:span></text:p>
      <text:p text:style-name="P1"><text:s text:c="19"/><text:span text:style-name="T2">type = LineTextType </text:span></text:p>
      <text:p text:style-name="P1"><text:s text:c="19"/><text:span text:style-name="T2">simpletype = LineTextSimpleType</text:span></text:p>
      <text:p text:style-name="P1"><text:s text:c="19"/><text:span text:style-name="T2">base = xs:string</text:span></text:p>
      <text:p text:style-name="P1"><text:s text:c="19"/><text:span text:style-name="T2">maxLength = 48 </text:span></text:p>
      <text:p text:style-name="P9"><text:s text:c="19"/><text:span text:style-name="T2">pattern = [a-zA-Z0-9\.,\?/':; ]{0,48} </text:span></text:p>
      <text:p text:style-name="P5"><text:s text:c="15"/><text:span text:style-name="T2">3. <text:s/></text:span><text:span text:style-name="T3">URI Text</text:span><text:span text:style-name="T2">. <text:s/>A data item for a World Wide Web Consortium Uniform Reference Indicator</text:span></text:p>
      <text:p text:style-name="P1"><text:s text:c="19"/><text:span text:style-name="T2">type = URITextType </text:span></text:p>
      <text:p text:style-name="P1"><text:s text:c="19"/><text:span text:style-name="T2">simpletype = URITextSimpleType</text:span></text:p>
      <text:p text:style-name="P1"><text:s text:c="19"/><text:span text:style-name="T2">base = xs:string</text:span></text:p>
      <text:p text:style-name="P1"><text:s text:c="19"/><text:span text:style-name="T2">maxLength = 512 </text:span></text:p>
      <text:p text:style-name="P9"><text:s text:c="19"/><text:span text:style-name="T2">pattern = [a-zA-Z0-9\.,\?/\\':;_\-]{0,512} </text:span></text:p>
      <text:p text:style-name="P5"><text:s text:c="15"/><text:span text:style-name="T2">4. <text:s/></text:span><text:span text:style-name="T3">Reference Text</text:span><text:span text:style-name="T2">. <text:s/>A data item for a reference description</text:span></text:p>
      <text:p text:style-name="P1"><text:s text:c="19"/><text:span text:style-name="T2">type = ParagraphTextType </text:span></text:p>
      <text:p text:style-name="P1"><text:s text:c="19"/><text:span text:style-name="T2">simpletype = ParagraphTextSimpleType</text:span></text:p>
      <text:p text:style-name="P1"><text:s text:c="19"/><text:span text:style-name="T2">base = xs:string</text:span></text:p>
      <text:p text:style-name="P1"><text:s text:c="19"/><text:span text:style-name="T2">maxLength = 512 </text:span></text:p>
      <text:p text:style-name="P9"><text:s text:c="19"/><text:span text:style-name="T2">pattern = [a-zA-Z0-9\.,\?/':; ]{0,512} </text:span></text:p>
      <text:p text:style-name="P5"><text:s text:c="10"/><text:span text:style-name="T2">(t) <text:s/></text:span><text:span text:style-name="T3">Vulnerability Modified Date</text:span><text:span text:style-name="T2">. <text:s/>A data type for date and time vulnerability modified</text:span></text:p>
      <text:p text:style-name="P1"><text:s text:c="14"/><text:span text:style-name="T2">type = DateTimeType </text:span></text:p>
      <text:p text:style-name="P1"><text:s text:c="14"/><text:span text:style-name="T2">simpletype = DateTimeSimpleType</text:span></text:p>
      <text:p text:style-name="P9"><text:s text:c="14"/><text:span text:style-name="T2">base = xs:dateTime</text:span></text:p>
      <text:p text:style-name="P5"><text:s text:c="10"/><text:span text:style-name="T2">(u) <text:s/></text:span><text:span text:style-name="T3">Vulnerability Published Date</text:span><text:span text:style-name="T2">. <text:s/>A data type for date and time vulnerability published</text:span></text:p>
      <text:p text:style-name="P1"><text:s text:c="14"/><text:span text:style-name="T2">type = DateTimeType </text:span></text:p>
      <text:p text:style-name="P1"><text:s text:c="14"/><text:span text:style-name="T2">simpletype = DateTimeSimpleType</text:span></text:p>
      <text:p text:style-name="P9"><text:s text:c="14"/><text:span text:style-name="T2">base = xs:dateTime</text:span></text:p>
      <text:p text:style-name="P5"><text:s text:c="4"/><text:span text:style-name="T2">b. <text:s/></text:span><text:span text:style-name="T3">Virus Information</text:span><text:span text:style-name="T2">. <text:s/>A data item for information collected from virus scans</text:span></text:p>
      <text:p text:style-name="P9"><text:s text:c="8"/><text:span text:style-name="T2">type = VirusInformationType </text:span></text:p>
      <text:p text:style-name="P5"><text:s text:c="6"/><text:span text:style-name="T2">(1) <text:s/></text:span><text:span text:style-name="T3">Known Virus Quantity</text:span><text:span text:style-name="T2">. <text:s/>A data item for the number of known viruses</text:span></text:p>
      <text:p text:style-name="P1"><text:s text:c="10"/><text:span text:style-name="T2">type = DataCountType </text:span></text:p>
      <text:p text:style-name="P1"><text:s text:c="10"/><text:span text:style-name="T2">simpletype = DataCountSimpleType</text:span></text:p>
      <text:p text:style-name="P1"><text:s text:c="10"/><text:span text:style-name="T2">base = xs:integer</text:span></text:p>
      <text:p text:style-name="P9"><text:s text:c="10"/><text:span text:style-name="T2">pattern = [0-9]{0,10000000} </text:span></text:p>
      <text:p text:style-name="P5"><text:s text:c="6"/><text:span text:style-name="T2">(2) <text:s/></text:span><text:span text:style-name="T3">Engine Version Text</text:span><text:span text:style-name="T2">. <text:s/>A data item for a virus engine version</text:span></text:p>
      <text:p text:style-name="P1"><text:s text:c="10"/><text:span text:style-name="T2">type = LineTextType </text:span></text:p>
      <text:p text:style-name="P1"><text:s text:c="10"/><text:span text:style-name="T2">simpletype = LineTextSimpleType</text:span></text:p>
      <text:p text:style-name="P1"><text:s text:c="10"/><text:span text:style-name="T2">base = xs:string</text:span></text:p>
      <text:p text:style-name="P1"><text:s text:c="10"/><text:span text:style-name="T2">maxLength = 48 </text:span></text:p>
      <text:p text:style-name="P9"><text:s text:c="10"/><text:span text:style-name="T2">pattern = [a-zA-Z0-9\.,\?/':; ]{0,48} </text:span></text:p>
      <text:p text:style-name="P5"><text:s text:c="6"/><text:span text:style-name="T2">(3) <text:s/></text:span><text:span text:style-name="T3">Virus Engine Text</text:span><text:span text:style-name="T2">. <text:s/>A data item for an entry associated with software repository commit event</text:span></text:p>
      <text:p text:style-name="P1"><text:s text:c="10"/><text:span text:style-name="T2">type = LineTextType </text:span></text:p>
      <text:p text:style-name="P1"><text:s text:c="10"/><text:span text:style-name="T2">simpletype = LineTextSimpleType</text:span></text:p>
      <text:p text:style-name="P1"><text:s text:c="10"/><text:span text:style-name="T2">base = xs:string</text:span></text:p>
      <text:p text:style-name="P1"><text:s text:c="10"/><text:span text:style-name="T2">maxLength = 48 </text:span></text:p>
      <text:p text:style-name="P9"><text:s text:c="10"/><text:span text:style-name="T2">pattern = [a-zA-Z0-9\.,\?/':; ]{0,48} </text:span></text:p>
      <text:p text:style-name="P5"><text:soft-page-break/><text:s text:c="6"/><text:span text:style-name="T2">(4) <text:s/></text:span><text:span text:style-name="T3">Scanned Directory Quantity</text:span><text:span text:style-name="T2">. <text:s/>A data item for the number of directories scanned</text:span></text:p>
      <text:p text:style-name="P1"><text:s text:c="10"/><text:span text:style-name="T2">type = DataCountType </text:span></text:p>
      <text:p text:style-name="P1"><text:s text:c="10"/><text:span text:style-name="T2">simpletype = DataCountSimpleType</text:span></text:p>
      <text:p text:style-name="P1"><text:s text:c="10"/><text:span text:style-name="T2">base = xs:integer</text:span></text:p>
      <text:p text:style-name="P9"><text:s text:c="10"/><text:span text:style-name="T2">pattern = [0-9]{0,10000000} </text:span></text:p>
      <text:p text:style-name="P5"><text:s text:c="6"/><text:span text:style-name="T2">(5) <text:s/></text:span><text:span text:style-name="T3">Scanned File Quantity</text:span><text:span text:style-name="T2">. <text:s/>A data item for the number of files scanned</text:span></text:p>
      <text:p text:style-name="P1"><text:s text:c="10"/><text:span text:style-name="T2">type = DataCountType </text:span></text:p>
      <text:p text:style-name="P1"><text:s text:c="10"/><text:span text:style-name="T2">simpletype = DataCountSimpleType</text:span></text:p>
      <text:p text:style-name="P1"><text:s text:c="10"/><text:span text:style-name="T2">base = xs:integer</text:span></text:p>
      <text:p text:style-name="P9"><text:s text:c="10"/><text:span text:style-name="T2">pattern = [0-9]{0,10000000} </text:span></text:p>
      <text:p text:style-name="P5"><text:s text:c="6"/><text:span text:style-name="T2">(6) <text:s/></text:span><text:span text:style-name="T3">Infected File Quantity</text:span><text:span text:style-name="T2">. <text:s/>A data item for the number of files infected by a virus</text:span></text:p>
      <text:p text:style-name="P1"><text:s text:c="10"/><text:span text:style-name="T2">type = DataCountType </text:span></text:p>
      <text:p text:style-name="P1"><text:s text:c="10"/><text:span text:style-name="T2">simpletype = DataCountSimpleType</text:span></text:p>
      <text:p text:style-name="P1"><text:s text:c="10"/><text:span text:style-name="T2">base = xs:integer</text:span></text:p>
      <text:p text:style-name="P9"><text:s text:c="10"/><text:span text:style-name="T2">pattern = [0-9]{0,10000000} </text:span></text:p>
      <text:p text:style-name="P5"><text:s text:c="6"/><text:span text:style-name="T2">(7) <text:s/></text:span><text:span text:style-name="T3">Data Scanned Text</text:span><text:span text:style-name="T2">. <text:s/>A data item for an entry associated with software repository commit event</text:span></text:p>
      <text:p text:style-name="P1"><text:s text:c="10"/><text:span text:style-name="T2">type = LineTextType </text:span></text:p>
      <text:p text:style-name="P1"><text:s text:c="10"/><text:span text:style-name="T2">simpletype = LineTextSimpleType</text:span></text:p>
      <text:p text:style-name="P1"><text:s text:c="10"/><text:span text:style-name="T2">base = xs:string</text:span></text:p>
      <text:p text:style-name="P1"><text:s text:c="10"/><text:span text:style-name="T2">maxLength = 48 </text:span></text:p>
      <text:p text:style-name="P9"><text:s text:c="10"/><text:span text:style-name="T2">pattern = [a-zA-Z0-9\.,\?/':; ]{0,48} </text:span></text:p>
      <text:p text:style-name="P5"><text:s text:c="6"/><text:span text:style-name="T2">(8) <text:s/></text:span><text:span text:style-name="T3">Data Read Text</text:span><text:span text:style-name="T2">. <text:s/>A data item for an entry associated with software repository commit event</text:span></text:p>
      <text:p text:style-name="P1"><text:s text:c="10"/><text:span text:style-name="T2">type = LineTextType </text:span></text:p>
      <text:p text:style-name="P1"><text:s text:c="10"/><text:span text:style-name="T2">simpletype = LineTextSimpleType</text:span></text:p>
      <text:p text:style-name="P1"><text:s text:c="10"/><text:span text:style-name="T2">base = xs:string</text:span></text:p>
      <text:p text:style-name="P1"><text:s text:c="10"/><text:span text:style-name="T2">maxLength = 48 </text:span></text:p>
      <text:p text:style-name="P9"><text:s text:c="10"/><text:span text:style-name="T2">pattern = [a-zA-Z0-9\.,\?/':; ]{0,48} </text:span></text:p>
      <text:p text:style-name="P5"><text:s text:c="6"/><text:span text:style-name="T2">(9) <text:s/></text:span><text:span text:style-name="T3">Time Text</text:span><text:span text:style-name="T2">. <text:s/>A data item for a text time entry</text:span></text:p>
      <text:p text:style-name="P1"><text:s text:c="10"/><text:span text:style-name="T2">type = LineTextType </text:span></text:p>
      <text:p text:style-name="P1"><text:s text:c="10"/><text:span text:style-name="T2">simpletype = LineTextSimpleType</text:span></text:p>
      <text:p text:style-name="P1"><text:s text:c="10"/><text:span text:style-name="T2">base = xs:string</text:span></text:p>
      <text:p text:style-name="P1"><text:s text:c="10"/><text:span text:style-name="T2">maxLength = 48 </text:span></text:p>
      <text:p text:style-name="P9"><text:s text:c="10"/><text:span text:style-name="T2">pattern = [a-zA-Z0-9\.,\?/':; ]{0,48} </text:span></text:p>
      <text:p text:style-name="P5"><text:s text:c="6"/><text:span text:style-name="T2">(10) <text:s/></text:span><text:span text:style-name="T3">File Notes Text</text:span><text:span text:style-name="T2">. <text:s/>A data item a for a multi-line entry for file notes</text:span></text:p>
      <text:p text:style-name="P1"><text:s text:c="10"/><text:span text:style-name="T2">type = ParagraphTextType </text:span></text:p>
      <text:p text:style-name="P1"><text:s text:c="10"/><text:span text:style-name="T2">simpletype = ParagraphTextSimpleType</text:span></text:p>
      <text:p text:style-name="P1"><text:s text:c="10"/><text:span text:style-name="T2">base = xs:string</text:span></text:p>
      <text:p text:style-name="P1"><text:s text:c="10"/><text:span text:style-name="T2">maxLength = 512 </text:span></text:p>
      <text:p text:style-name="P9"><text:s text:c="10"/><text:span text:style-name="T2">pattern = [a-zA-Z0-9\.,\?/':; ]{0,512} </text:span></text:p>
      <text:p text:style-name="P5"><text:s text:c="6"/><text:span text:style-name="T2">(11) <text:s/></text:span><text:span text:style-name="T3">Engine Details</text:span><text:span text:style-name="T2">. <text:s/>A data item for for details of a virus engine</text:span></text:p>
      <text:p text:style-name="P9"><text:s text:c="10"/><text:span text:style-name="T2">type = EngineDetailsType </text:span></text:p>
      <text:p text:style-name="P9"><text:span text:style-name="T2"/></text:p>
      <text:p text:style-name="P9"><text:span text:style-name="T2"/></text:p>
      <text:p text:style-name="P5"><text:soft-page-break/><text:s text:c="10"/><text:span text:style-name="T2">(a) <text:s/></text:span><text:span text:style-name="T3">Engine Version Text</text:span><text:span text:style-name="T2">. <text:s/>A data item for a virus engine version</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5"><text:s text:c="10"/><text:span text:style-name="T2">(b) <text:s/></text:span><text:span text:style-name="T3">Database Version Text</text:span><text:span text:style-name="T2">. <text:s/>A data item for a virus database version</text:span></text:p>
      <text:p text:style-name="P1"><text:s text:c="14"/><text:span text:style-name="T2">type = LineTextType </text:span></text:p>
      <text:p text:style-name="P1"><text:s text:c="14"/><text:span text:style-name="T2">simpletype = LineTextSimpleType</text:span></text:p>
      <text:p text:style-name="P1"><text:s text:c="14"/><text:span text:style-name="T2">base = xs:string</text:span></text:p>
      <text:p text:style-name="P1"><text:s text:c="14"/><text:span text:style-name="T2">maxLength = 48 </text:span></text:p>
      <text:p text:style-name="P9"><text:s text:c="14"/><text:span text:style-name="T2">pattern = [a-zA-Z0-9\.,\?/':; ]{0,48} </text:span></text:p>
      <text:p text:style-name="P3">8. <text:s/><text:span text:style-name="T1">Governance Risk Compliance</text:span>. <text:s/>A data item for calculated risk and compliance to governance for a software artifact or source repository</text:p>
      <text:p text:style-name="P9"><text:s text:c="4"/><text:span text:style-name="T2">type = GovernanceRiskComplianceType </text:span></text:p>
      <text:p text:style-name="P5"><text:s text:c="4"/><text:span text:style-name="T2">a. <text:s/></text:span><text:span text:style-name="T3">Risk Code</text:span><text:span text:style-name="T2">. <text:s/>A data item for the level of risk associated with a software artifact</text:span></text:p>
      <text:p text:style-name="P1"><text:s text:c="8"/><text:span text:style-name="T2">type = RiskCodeType </text:span></text:p>
      <text:p text:style-name="P1"><text:s text:c="8"/><text:span text:style-name="T2">simpletype = RiskCodeSimpleType</text:span></text:p>
      <text:p text:style-name="P1"><text:s text:c="8"/><text:span text:style-name="T2">base = xs:string</text:span></text:p>
      <text:p text:style-name="P9"><text:s text:c="8"/><text:span text:style-name="T2">enumerations = low, medium, high, critical</text:span></text:p>
      <text:p text:style-name="P5"><text:s text:c="4"/><text:span text:style-name="T2">b. <text:s/></text:span><text:span text:style-name="T3">Statement Of Assurance Text</text:span><text:span text:style-name="T2">. <text:s/>A data item for a statement of assurance</text:span></text:p>
      <text:p text:style-name="P1"><text:s text:c="8"/><text:span text:style-name="T2">type = ParagraphTextType </text:span></text:p>
      <text:p text:style-name="P1"><text:s text:c="8"/><text:span text:style-name="T2">simpletype = ParagraphTextSimpleType</text:span></text:p>
      <text:p text:style-name="P1"><text:s text:c="8"/><text:span text:style-name="T2">base = xs:string</text:span></text:p>
      <text:p text:style-name="P1"><text:s text:c="8"/><text:span text:style-name="T2">maxLength = 512 </text:span></text:p>
      <text:p text:style-name="P9"><text:s text:c="8"/><text:span text:style-name="T2">pattern = [a-zA-Z0-9\.,\?/':; ]{0,512} </text:span></text:p>
      <text:p text:style-name="P3">9. <text:s/><text:span text:style-name="T1">Delivery Information</text:span>. <text:s/>A data item for delivery information including the target url and last delivered date and time for a previously signed Software Evidence Archive.</text:p>
      <text:p text:style-name="P9"><text:s text:c="4"/><text:span text:style-name="T2">type = DeliveryInformationType </text:span></text:p>
      <text:p text:style-name="P5"><text:s text:c="4"/><text:span text:style-name="T2">a. <text:s/></text:span><text:span text:style-name="T3">Delivering Organization Text</text:span><text:span text:style-name="T2">. <text:s/>A data item for the Organization of Delivery for the security</text:span></text:p>
      <text:p text:style-name="P1"><text:s text:c="8"/><text:span text:style-name="T2">type = LineTextType </text:span></text:p>
      <text:p text:style-name="P1"><text:s text:c="8"/><text:span text:style-name="T2">simpletype = LineTextSimpleType</text:span></text:p>
      <text:p text:style-name="P1"><text:s text:c="8"/><text:span text:style-name="T2">base = xs:string</text:span></text:p>
      <text:p text:style-name="P1"><text:s text:c="8"/><text:span text:style-name="T2">maxLength = 48 </text:span></text:p>
      <text:p text:style-name="P9"><text:s text:c="8"/><text:span text:style-name="T2">pattern = [a-zA-Z0-9\.,\?/':; ]{0,48} </text:span></text:p>
      <text:p text:style-name="P5"><text:s text:c="4"/><text:span text:style-name="T2">b. <text:s/></text:span><text:span text:style-name="T3">Destination Text</text:span><text:span text:style-name="T2">. <text:s/>A data item for a destination</text:span></text:p>
      <text:p text:style-name="P1"><text:s text:c="8"/><text:span text:style-name="T2">type = LineTextType </text:span></text:p>
      <text:p text:style-name="P1"><text:s text:c="8"/><text:span text:style-name="T2">simpletype = LineTextSimpleType</text:span></text:p>
      <text:p text:style-name="P1"><text:s text:c="8"/><text:span text:style-name="T2">base = xs:string</text:span></text:p>
      <text:p text:style-name="P1"><text:s text:c="8"/><text:span text:style-name="T2">maxLength = 48 </text:span></text:p>
      <text:p text:style-name="P9"><text:s text:c="8"/><text:span text:style-name="T2">pattern = [a-zA-Z0-9\.,\?/':; ]{0,48} </text:span></text:p>
      <text:p text:style-name="P9"><text:span text:style-name="T2"/></text:p>
      <text:p text:style-name="P9"><text:span text:style-name="T2"/></text:p>
      <text:p text:style-name="P9"><text:span text:style-name="T2"/></text:p>
      <text:p text:style-name="P5"><text:soft-page-break/><text:s text:c="4"/><text:span text:style-name="T2">c. <text:s/></text:span><text:span text:style-name="T3">Hash Text</text:span><text:span text:style-name="T2">. <text:s/>A data item for a hash of the artifact delivered</text:span></text:p>
      <text:p text:style-name="P1"><text:s text:c="8"/><text:span text:style-name="T2">type = Sha256TextType </text:span></text:p>
      <text:p text:style-name="P1"><text:s text:c="8"/><text:span text:style-name="T2">simpletype = Sha256TextSimpleType</text:span></text:p>
      <text:p text:style-name="P1"><text:s text:c="8"/><text:span text:style-name="T2">base = xs:string</text:span></text:p>
      <text:p text:style-name="P1"><text:s text:c="8"/><text:span text:style-name="T2">length = 64 </text:span></text:p>
      <text:p text:style-name="P9"><text:s text:c="8"/><text:span text:style-name="T2">pattern = [A-Fa-f0-9]{64} </text:span></text:p>
      <text:p text:style-name="P5"><text:s text:c="4"/><text:span text:style-name="T2">d. <text:s/></text:span><text:span text:style-name="T3">Last Registry Update Date</text:span><text:span text:style-name="T2">. <text:s/>A data type for date and time of last registry update</text:span></text:p>
      <text:p text:style-name="P1"><text:s text:c="8"/><text:span text:style-name="T2">type = DateTimeType </text:span></text:p>
      <text:p text:style-name="P1"><text:s text:c="8"/><text:span text:style-name="T2">simpletype = DateTimeSimpleType</text:span></text:p>
      <text:p text:style-name="P9"><text:s text:c="8"/><text:span text:style-name="T2">base = xs:dateTim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D. Neushul</meta:initial-creator>
    <meta:creation-date>2018-10-23T17:33:04.891202311</meta:creation-date>
    <dc:date>2018-10-23T19:17:51.687726179</dc:date>
    <dc:creator>James D. Neushul</dc:creator>
    <meta:editing-duration>PT5M58S</meta:editing-duration>
    <meta:editing-cycles>1</meta:editing-cycles>
    <meta:document-statistic meta:table-count="0" meta:image-count="0" meta:object-count="0" meta:page-count="22" meta:paragraph-count="729" meta:word-count="5078" meta:character-count="47265" meta:non-whitespace-character-count="34003"/>
    <meta:generator>LibreOffice/6.0.6.2$Linux_X86_64 LibreOffice_project/00m0$Build-2</meta:generator>
  </office:meta>
</office:document-meta>
</file>